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Text_20_body">
      <style:text-properties officeooo:paragraph-rsid="01e4d73c"/>
    </style:style>
    <style:style style:name="P2" style:family="paragraph" style:parent-style-name="Text_20_body">
      <style:text-properties officeooo:paragraph-rsid="04a88e0e"/>
    </style:style>
    <style:style style:name="P3" style:family="paragraph" style:parent-style-name="Text_20_body">
      <style:text-properties officeooo:paragraph-rsid="04a8b4cb"/>
    </style:style>
    <style:style style:name="P4" style:family="paragraph" style:parent-style-name="Text_20_body">
      <style:text-properties officeooo:rsid="04aa08c6" officeooo:paragraph-rsid="050f7901"/>
    </style:style>
    <style:style style:name="P5" style:family="paragraph" style:parent-style-name="Text_20_body">
      <style:text-properties officeooo:rsid="04aa08c6" officeooo:paragraph-rsid="0517a653"/>
    </style:style>
    <style:style style:name="P6" style:family="paragraph" style:parent-style-name="Text_20_body">
      <style:text-properties officeooo:paragraph-rsid="04ddd9dd"/>
    </style:style>
    <style:style style:name="P7" style:family="paragraph" style:parent-style-name="Text_20_body">
      <style:text-properties officeooo:paragraph-rsid="04e1b8ea"/>
    </style:style>
    <style:style style:name="P8" style:family="paragraph" style:parent-style-name="Text_20_body">
      <style:text-properties officeooo:paragraph-rsid="04e300a4"/>
    </style:style>
    <style:style style:name="P9" style:family="paragraph" style:parent-style-name="Text_20_body">
      <style:text-properties officeooo:paragraph-rsid="0505b6d0"/>
    </style:style>
    <style:style style:name="P10" style:family="paragraph" style:parent-style-name="Text_20_body">
      <style:text-properties officeooo:paragraph-rsid="050d881c"/>
    </style:style>
    <style:style style:name="P11" style:family="paragraph" style:parent-style-name="Text_20_body">
      <style:text-properties officeooo:paragraph-rsid="050f7901"/>
    </style:style>
    <style:style style:name="P12" style:family="paragraph" style:parent-style-name="Standard">
      <style:text-properties officeooo:rsid="04aa08c6" officeooo:paragraph-rsid="04aa08c6"/>
    </style:style>
    <style:style style:name="P13"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4"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5"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6"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7"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8"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9"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20" style:family="paragraph" style:parent-style-name="Standard">
      <style:text-properties style:font-name="Times New Roman" fo:language="pt" fo:country="BR"/>
    </style:style>
    <style:style style:name="P21" style:family="paragraph" style:parent-style-name="Standard">
      <style:text-properties style:font-name="Times New Roman" fo:language="pt" fo:country="BR" officeooo:paragraph-rsid="019a039c"/>
    </style:style>
    <style:style style:name="P22"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23"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24"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25"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26"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27"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28"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29"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30"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31"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32"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33"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34"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35"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36"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37" style:family="paragraph" style:parent-style-name="Standard">
      <style:text-properties style:font-name="Times New Roman" fo:language="pt" fo:country="BR" officeooo:rsid="04aa08c6" officeooo:paragraph-rsid="04aa08c6"/>
    </style:style>
    <style:style style:name="P38" style:family="paragraph" style:parent-style-name="Standard">
      <style:text-properties style:font-name="Times New Roman" fo:language="pt" fo:country="BR" officeooo:paragraph-rsid="0517a653"/>
    </style:style>
    <style:style style:name="P39" style:family="paragraph" style:parent-style-name="Standard">
      <style:text-properties style:font-name="Times New Roman" fo:language="pt" fo:country="BR" officeooo:rsid="0578d650" officeooo:paragraph-rsid="0578d650"/>
    </style:style>
    <style:style style:name="P40" style:family="paragraph" style:parent-style-name="Standard">
      <style:text-properties style:font-name="Times New Roman" fo:language="pt" fo:country="BR" officeooo:rsid="057a2b66" officeooo:paragraph-rsid="057a2b66"/>
    </style:style>
    <style:style style:name="P41" style:family="paragraph" style:parent-style-name="Standard">
      <style:text-properties officeooo:paragraph-rsid="059c9ae7"/>
    </style:style>
    <style:style style:name="P42" style:family="paragraph" style:parent-style-name="Standard">
      <style:paragraph-properties fo:text-align="justify" style:justify-single-word="false"/>
      <style:text-properties fo:color="#800000" style:font-name="Times New Roman" fo:language="pt" fo:country="BR" officeooo:rsid="019a039c" officeooo:paragraph-rsid="02083b1c"/>
    </style:style>
    <style:style style:name="P43"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44"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4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48"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49" style:family="paragraph" style:parent-style-name="Text_20_body">
      <style:paragraph-properties fo:text-align="center" style:justify-single-word="false"/>
      <style:text-properties fo:font-weight="bold" style:font-weight-asian="bold" style:font-weight-complex="bold"/>
    </style:style>
    <style:style style:name="P50"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53" style:family="paragraph" style:parent-style-name="Text_20_body">
      <style:text-properties style:font-name="Times New Roman" fo:language="pt" fo:country="BR"/>
    </style:style>
    <style:style style:name="P54"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55"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56"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57"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58" style:family="paragraph" style:parent-style-name="Text_20_body">
      <style:text-properties style:font-name="Times New Roman" fo:language="pt" fo:country="BR" officeooo:rsid="04bf8ab6" officeooo:paragraph-rsid="04bf8ab6"/>
    </style:style>
    <style:style style:name="P59" style:family="paragraph" style:parent-style-name="Text_20_body">
      <style:text-properties style:font-name="Times New Roman" fo:language="pt" fo:country="BR" officeooo:rsid="04c0a1db" officeooo:paragraph-rsid="04c0a1db"/>
    </style:style>
    <style:style style:name="P60" style:family="paragraph" style:parent-style-name="Text_20_body">
      <style:paragraph-properties fo:text-align="justify" style:justify-single-word="false"/>
      <style:text-properties style:font-name="Times New Roman" fo:language="pt" fo:country="BR" officeooo:rsid="04c0a1db" officeooo:paragraph-rsid="04c0a1db"/>
    </style:style>
    <style:style style:name="P61" style:family="paragraph" style:parent-style-name="Text_20_body">
      <style:text-properties style:font-name="Times New Roman" fo:language="pt" fo:country="BR" officeooo:rsid="04ea2fdb" officeooo:paragraph-rsid="04ed1494"/>
    </style:style>
    <style:style style:name="P62"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63"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64"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65"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66"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67"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68"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69" style:family="paragraph" style:parent-style-name="Text_20_body">
      <style:paragraph-properties fo:text-align="justify" style:justify-single-word="false"/>
      <style:text-properties style:font-name="Times New Roman" fo:language="pt" fo:country="BR" officeooo:rsid="04a88e0e" officeooo:paragraph-rsid="053ef570"/>
    </style:style>
    <style:style style:name="P70"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71" style:family="paragraph" style:parent-style-name="Text_20_body">
      <style:paragraph-properties fo:text-align="justify" style:justify-single-word="false"/>
      <style:text-properties style:font-name="Times New Roman" fo:language="pt" fo:country="BR" officeooo:rsid="04a88e0e" officeooo:paragraph-rsid="0562660e"/>
    </style:style>
    <style:style style:name="P72" style:family="paragraph" style:parent-style-name="Text_20_body">
      <style:text-properties style:font-name="Times New Roman" fo:language="pt" fo:country="BR" officeooo:rsid="04a88e0e" officeooo:paragraph-rsid="04cd0b18"/>
    </style:style>
    <style:style style:name="P73" style:family="paragraph" style:parent-style-name="Text_20_body">
      <style:text-properties style:font-name="Times New Roman" fo:language="pt" fo:country="BR" officeooo:rsid="04a88e0e" officeooo:paragraph-rsid="04a88e0e"/>
    </style:style>
    <style:style style:name="P74" style:family="paragraph" style:parent-style-name="Text_20_body">
      <style:text-properties style:font-name="Times New Roman" fo:language="pt" fo:country="BR" officeooo:rsid="04a88e0e" officeooo:paragraph-rsid="04b95b7a"/>
    </style:style>
    <style:style style:name="P75" style:family="paragraph" style:parent-style-name="Text_20_body">
      <style:text-properties style:font-name="Times New Roman" fo:language="pt" fo:country="BR" officeooo:rsid="04a88e0e" officeooo:paragraph-rsid="04b656e6"/>
    </style:style>
    <style:style style:name="P76" style:family="paragraph" style:parent-style-name="Text_20_body" style:list-style-name="L20">
      <style:text-properties style:font-name="Times New Roman" fo:language="pt" fo:country="BR" officeooo:rsid="04a88e0e" officeooo:paragraph-rsid="04a88e0e"/>
    </style:style>
    <style:style style:name="P77" style:family="paragraph" style:parent-style-name="Text_20_body">
      <style:text-properties style:font-name="Times New Roman" fo:language="pt" fo:country="BR" officeooo:rsid="04a88e0e" officeooo:paragraph-rsid="04f2ace4"/>
    </style:style>
    <style:style style:name="P78" style:family="paragraph" style:parent-style-name="Text_20_body">
      <style:text-properties style:font-name="Times New Roman" fo:language="pt" fo:country="BR" officeooo:rsid="04a88e0e" officeooo:paragraph-rsid="059c9ae7"/>
    </style:style>
    <style:style style:name="P79"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80"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81" style:family="paragraph" style:parent-style-name="Text_20_body">
      <style:paragraph-properties fo:text-align="justify" style:justify-single-word="false"/>
      <style:text-properties style:font-name="Times New Roman" fo:language="pt" fo:country="BR" fo:font-weight="normal" officeooo:rsid="04db7d66" officeooo:paragraph-rsid="053653df" style:font-weight-asian="normal" style:font-weight-complex="normal"/>
    </style:style>
    <style:style style:name="P82" style:family="paragraph" style:parent-style-name="Text_20_body">
      <style:paragraph-properties fo:text-align="justify" style:justify-single-word="false"/>
      <style:text-properties style:font-name="Times New Roman" fo:language="pt" fo:country="BR" fo:font-weight="normal" officeooo:rsid="04dd3717" officeooo:paragraph-rsid="04dd3717" style:font-weight-asian="normal" style:font-weight-complex="normal"/>
    </style:style>
    <style:style style:name="P83" style:family="paragraph" style:parent-style-name="Text_20_body">
      <style:paragraph-properties fo:text-align="justify" style:justify-single-word="false"/>
      <style:text-properties style:font-name="Times New Roman" fo:language="pt" fo:country="BR" fo:font-weight="normal" officeooo:rsid="0537b81d" officeooo:paragraph-rsid="0537b81d" style:font-weight-asian="normal" style:font-weight-complex="normal"/>
    </style:style>
    <style:style style:name="P84" style:family="paragraph" style:parent-style-name="Text_20_body">
      <style:paragraph-properties fo:text-align="justify" style:justify-single-word="false"/>
      <style:text-properties style:font-name="Times New Roman" fo:language="pt" fo:country="BR" officeooo:rsid="04dd3717" officeooo:paragraph-rsid="04dd3717"/>
    </style:style>
    <style:style style:name="P85"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86"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87" style:family="paragraph" style:parent-style-name="Text_20_body">
      <style:text-properties style:font-name="Times New Roman" fo:language="pt" fo:country="BR" officeooo:paragraph-rsid="04a88e0e"/>
    </style:style>
    <style:style style:name="P88" style:family="paragraph" style:parent-style-name="Text_20_body">
      <style:text-properties style:font-name="Times New Roman" fo:language="pt" fo:country="BR" officeooo:paragraph-rsid="04b656e6"/>
    </style:style>
    <style:style style:name="P89" style:family="paragraph" style:parent-style-name="Text_20_body">
      <style:text-properties style:font-name="Times New Roman" fo:language="pt" fo:country="BR" officeooo:rsid="04d4751b" officeooo:paragraph-rsid="04d4751b"/>
    </style:style>
    <style:style style:name="P90" style:family="paragraph" style:parent-style-name="Text_20_body">
      <style:text-properties style:font-name="Times New Roman" fo:language="pt" fo:country="BR" officeooo:rsid="04fe1c01" officeooo:paragraph-rsid="04fe1c01"/>
    </style:style>
    <style:style style:name="P91" style:family="paragraph" style:parent-style-name="Text_20_body">
      <style:text-properties style:font-name="Times New Roman" fo:language="pt" fo:country="BR" officeooo:rsid="03398894" officeooo:paragraph-rsid="05480530"/>
    </style:style>
    <style:style style:name="P92"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93"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94" style:family="paragraph" style:parent-style-name="Text_20_body">
      <style:text-properties style:font-name="Times New Roman" fo:language="pt" fo:country="BR" officeooo:rsid="04aa08c6" officeooo:paragraph-rsid="04aa08c6"/>
    </style:style>
    <style:style style:name="P95" style:family="paragraph" style:parent-style-name="Text_20_body">
      <style:text-properties style:font-name="Times New Roman" fo:language="pt" fo:country="BR" officeooo:paragraph-rsid="04aa08c6"/>
    </style:style>
    <style:style style:name="P96" style:family="paragraph" style:parent-style-name="Text_20_body">
      <style:paragraph-properties fo:text-align="start" style:justify-single-word="false"/>
      <style:text-properties style:font-name="Times New Roman" fo:language="pt" fo:country="BR"/>
    </style:style>
    <style:style style:name="P97" style:family="paragraph" style:parent-style-name="Text_20_body">
      <style:paragraph-properties fo:text-align="start" style:justify-single-word="false"/>
      <style:text-properties style:font-name="Times New Roman" fo:language="pt" fo:country="BR" officeooo:paragraph-rsid="04aa08c6"/>
    </style:style>
    <style:style style:name="P98" style:family="paragraph" style:parent-style-name="Text_20_body">
      <style:paragraph-properties fo:text-align="start" style:justify-single-word="false"/>
      <style:text-properties style:font-name="Times New Roman" fo:language="pt" fo:country="BR" officeooo:rsid="04e6297f" officeooo:paragraph-rsid="04aa08c6"/>
    </style:style>
    <style:style style:name="P99" style:family="paragraph" style:parent-style-name="Text_20_body">
      <style:paragraph-properties fo:text-align="start" style:justify-single-word="false"/>
      <style:text-properties style:font-name="Times New Roman" fo:language="pt" fo:country="BR" officeooo:rsid="01446b2e"/>
    </style:style>
    <style:style style:name="P100"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101"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102"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103"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104"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105"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106"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107"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108"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109"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110"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111"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112"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113" style:family="paragraph" style:parent-style-name="Text_20_body">
      <style:text-properties style:font-name="Times New Roman" fo:language="pt" fo:country="BR" officeooo:paragraph-rsid="050f7901"/>
    </style:style>
    <style:style style:name="P114" style:family="paragraph" style:parent-style-name="Text_20_body">
      <style:text-properties style:font-name="Times New Roman" fo:language="pt" fo:country="BR" officeooo:rsid="057a2b66" officeooo:paragraph-rsid="059c9ae7"/>
    </style:style>
    <style:style style:name="P115"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116"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117"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118" style:family="paragraph" style:parent-style-name="Text_20_body">
      <style:text-properties fo:language="pt" fo:country="BR" officeooo:paragraph-rsid="04aa08c6"/>
    </style:style>
    <style:style style:name="P119" style:family="paragraph" style:parent-style-name="Text_20_body">
      <style:paragraph-properties fo:text-align="justify" style:justify-single-word="false"/>
      <style:text-properties officeooo:paragraph-rsid="0528d06e"/>
    </style:style>
    <style:style style:name="P120" style:family="paragraph" style:parent-style-name="Text_20_body">
      <style:paragraph-properties fo:text-align="justify" style:justify-single-word="false"/>
      <style:text-properties officeooo:rsid="053df373" officeooo:paragraph-rsid="053df373"/>
    </style:style>
    <style:style style:name="P121" style:family="paragraph" style:parent-style-name="Text_20_body">
      <style:text-properties officeooo:paragraph-rsid="05480530"/>
    </style:style>
    <style:style style:name="P122" style:family="paragraph" style:parent-style-name="Text_20_body">
      <style:text-properties officeooo:paragraph-rsid="04a88e0e"/>
    </style:style>
    <style:style style:name="P123" style:family="paragraph" style:parent-style-name="Text_20_body">
      <style:text-properties officeooo:paragraph-rsid="0512cf88"/>
    </style:style>
    <style:style style:name="P124" style:family="paragraph" style:parent-style-name="Text_20_body">
      <style:text-properties officeooo:paragraph-rsid="05576951"/>
    </style:style>
    <style:style style:name="P125" style:family="paragraph" style:parent-style-name="Text_20_body">
      <style:text-properties officeooo:paragraph-rsid="05090d3a"/>
    </style:style>
    <style:style style:name="P126" style:family="paragraph" style:parent-style-name="Text_20_body">
      <style:text-properties officeooo:paragraph-rsid="055daeae"/>
    </style:style>
    <style:style style:name="P127" style:family="paragraph" style:parent-style-name="Text_20_body">
      <style:text-properties officeooo:paragraph-rsid="055f8341"/>
    </style:style>
    <style:style style:name="P128" style:family="paragraph" style:parent-style-name="Text_20_body">
      <style:paragraph-properties fo:text-align="justify" style:justify-single-word="false"/>
      <style:text-properties officeooo:rsid="05617d33" officeooo:paragraph-rsid="05617d33"/>
    </style:style>
    <style:style style:name="P129" style:family="paragraph" style:parent-style-name="Text_20_body">
      <style:text-properties officeooo:paragraph-rsid="056815bd"/>
    </style:style>
    <style:style style:name="P130" style:family="paragraph" style:parent-style-name="Text_20_body">
      <style:text-properties officeooo:paragraph-rsid="056af550"/>
    </style:style>
    <style:style style:name="P131" style:family="paragraph" style:parent-style-name="Text_20_body">
      <style:text-properties officeooo:paragraph-rsid="056d8a4b"/>
    </style:style>
    <style:style style:name="P132" style:family="paragraph" style:parent-style-name="Text_20_body">
      <style:text-properties officeooo:paragraph-rsid="056ee43c"/>
    </style:style>
    <style:style style:name="P133" style:family="paragraph" style:parent-style-name="Text_20_body">
      <style:text-properties officeooo:paragraph-rsid="0571f529"/>
    </style:style>
    <style:style style:name="P134" style:family="paragraph" style:parent-style-name="Text_20_body">
      <style:text-properties officeooo:paragraph-rsid="0573c7fd"/>
    </style:style>
    <style:style style:name="P135" style:family="paragraph" style:parent-style-name="Text_20_body">
      <style:text-properties officeooo:paragraph-rsid="057445fa"/>
    </style:style>
    <style:style style:name="P136" style:family="paragraph" style:parent-style-name="Text_20_body">
      <style:text-properties officeooo:paragraph-rsid="05762a2e"/>
    </style:style>
    <style:style style:name="P137" style:family="paragraph" style:parent-style-name="Text_20_body">
      <style:text-properties officeooo:paragraph-rsid="05780401"/>
    </style:style>
    <style:style style:name="P138" style:family="paragraph" style:parent-style-name="Text_20_body">
      <style:text-properties officeooo:paragraph-rsid="059b4b5a"/>
    </style:style>
    <style:style style:name="P139" style:family="paragraph" style:parent-style-name="Text_20_body">
      <style:text-properties officeooo:paragraph-rsid="059c710e"/>
    </style:style>
    <style:style style:name="P140" style:family="paragraph" style:parent-style-name="Text_20_body">
      <style:text-properties officeooo:paragraph-rsid="059c9ae7"/>
    </style:style>
    <style:style style:name="P141" style:family="paragraph" style:parent-style-name="Text_20_body">
      <style:text-properties officeooo:paragraph-rsid="059df246"/>
    </style:style>
    <style:style style:name="P142" style:family="paragraph" style:parent-style-name="Text_20_body">
      <style:text-properties officeooo:paragraph-rsid="05a1f90e"/>
    </style:style>
    <style:style style:name="P143" style:family="paragraph" style:parent-style-name="Text_20_body">
      <style:text-properties officeooo:paragraph-rsid="05a445ee"/>
    </style:style>
    <style:style style:name="P144" style:family="paragraph" style:parent-style-name="Text_20_body">
      <style:text-properties officeooo:paragraph-rsid="04e0e2d3"/>
    </style:style>
    <style:style style:name="P145" style:family="paragraph" style:parent-style-name="Text_20_body">
      <style:text-properties officeooo:paragraph-rsid="05a7c527"/>
    </style:style>
    <style:style style:name="P146" style:family="paragraph" style:parent-style-name="Text_20_body">
      <style:text-properties officeooo:paragraph-rsid="05a80b35"/>
    </style:style>
    <style:style style:name="P147" style:family="paragraph" style:parent-style-name="Text_20_body">
      <style:paragraph-properties fo:text-align="start" style:justify-single-word="false"/>
      <style:text-properties officeooo:paragraph-rsid="05ab864a"/>
    </style:style>
    <style:style style:name="P148" style:family="paragraph" style:parent-style-name="Text_20_body">
      <style:paragraph-properties fo:text-align="start" style:justify-single-word="false"/>
      <style:text-properties officeooo:paragraph-rsid="05adf65f"/>
    </style:style>
    <style:style style:name="P149" style:family="paragraph" style:parent-style-name="Text_20_body">
      <style:paragraph-properties fo:text-align="start" style:justify-single-word="false"/>
      <style:text-properties officeooo:paragraph-rsid="05b26d29"/>
    </style:style>
    <style:style style:name="P150"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51"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52"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53" style:family="paragraph" style:parent-style-name="Index">
      <style:text-properties style:font-name="Times New Roman" fo:language="pt" fo:country="BR"/>
    </style:style>
    <style:style style:name="P154" style:family="paragraph" style:parent-style-name="Index">
      <style:text-properties style:font-name="Times New Roman" fo:language="pt" fo:country="BR" officeooo:rsid="04ea2fdb" officeooo:paragraph-rsid="05346aea"/>
    </style:style>
    <style:style style:name="P155"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56" style:family="paragraph" style:parent-style-name="Heading_20_3">
      <style:text-properties officeooo:paragraph-rsid="052d810d"/>
    </style:style>
    <style:style style:name="P157"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58"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59" style:family="paragraph" style:parent-style-name="Heading_20_3">
      <style:text-properties officeooo:paragraph-rsid="059c9ae7"/>
    </style:style>
    <style:style style:name="P160" style:family="paragraph" style:parent-style-name="Heading_20_3">
      <style:text-properties officeooo:paragraph-rsid="05a363e8"/>
    </style:style>
    <style:style style:name="P161" style:family="paragraph" style:parent-style-name="Heading_20_3">
      <loext:graphic-properties draw:fill="none"/>
      <style:text-properties officeooo:paragraph-rsid="05a9d7a2"/>
    </style:style>
    <style:style style:name="P162" style:family="paragraph" style:parent-style-name="Heading_20_1">
      <style:text-properties officeooo:paragraph-rsid="01147434"/>
    </style:style>
    <style:style style:name="P163" style:family="paragraph" style:parent-style-name="Heading_20_1">
      <style:text-properties style:font-name="Times New Roman" fo:font-size="14pt" fo:language="pt" fo:country="BR" officeooo:paragraph-rsid="01177e5c" style:font-size-asian="12.25pt" style:font-size-complex="14pt"/>
    </style:style>
    <style:style style:name="P164" style:family="paragraph" style:parent-style-name="Heading_20_1">
      <style:text-properties style:font-name="Times New Roman" fo:font-size="14pt" fo:language="pt" fo:country="BR" officeooo:rsid="0528fbad" officeooo:paragraph-rsid="0528fbad" style:font-size-asian="12.25pt" style:font-size-complex="14pt"/>
    </style:style>
    <style:style style:name="P165" style:family="paragraph" style:parent-style-name="Heading_20_1">
      <style:text-properties style:font-name="Times New Roman" fo:font-size="14pt" fo:language="pt" fo:country="BR" style:font-size-asian="14pt" style:font-size-complex="14pt"/>
    </style:style>
    <style:style style:name="P166" style:family="paragraph" style:parent-style-name="Heading_20_1">
      <style:text-properties style:font-name="Times New Roman" fo:language="pt" fo:country="BR"/>
    </style:style>
    <style:style style:name="P167"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168"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169"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170" style:family="paragraph" style:parent-style-name="Heading_20_1">
      <style:paragraph-properties fo:text-align="start" style:justify-single-word="false"/>
      <style:text-properties style:font-name="Times New Roman" fo:language="pt" fo:country="BR"/>
    </style:style>
    <style:style style:name="P171" style:family="paragraph" style:parent-style-name="Heading_20_1">
      <style:paragraph-properties fo:break-before="page"/>
      <style:text-properties style:font-name="Times New Roman" fo:language="pt" fo:country="BR" officeooo:paragraph-rsid="01147434"/>
    </style:style>
    <style:style style:name="P172" style:family="paragraph" style:parent-style-name="Heading_20_1">
      <style:paragraph-properties fo:break-before="page"/>
      <style:text-properties style:font-name="Times New Roman" fo:language="pt" fo:country="BR" officeooo:rsid="04aa08c6" officeooo:paragraph-rsid="04aa08c6"/>
    </style:style>
    <style:style style:name="P173" style:family="paragraph" style:parent-style-name="Heading_20_2">
      <style:text-properties officeooo:paragraph-rsid="0528fbad"/>
    </style:style>
    <style:style style:name="P174" style:family="paragraph" style:parent-style-name="Heading_20_2">
      <style:text-properties officeooo:paragraph-rsid="052d810d"/>
    </style:style>
    <style:style style:name="P175" style:family="paragraph" style:parent-style-name="Heading_20_2">
      <loext:graphic-properties draw:fill="none"/>
      <style:text-properties officeooo:paragraph-rsid="050f7901"/>
    </style:style>
    <style:style style:name="P176" style:family="paragraph" style:parent-style-name="Heading_20_2">
      <style:text-properties officeooo:paragraph-rsid="052ee588"/>
    </style:style>
    <style:style style:name="P177" style:family="paragraph" style:parent-style-name="Heading_20_2">
      <style:text-properties style:font-name="Times New Roman" fo:language="pt" fo:country="BR" officeooo:rsid="04afb7b7" officeooo:paragraph-rsid="04afb7b7"/>
    </style:style>
    <style:style style:name="P178" style:family="paragraph" style:parent-style-name="Heading_20_2">
      <style:text-properties style:font-name="Times New Roman" fo:language="pt" fo:country="BR" officeooo:rsid="0520a1ee" officeooo:paragraph-rsid="0520a1ee"/>
    </style:style>
    <style:style style:name="P179"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80"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81" style:family="paragraph" style:parent-style-name="Heading_20_2">
      <style:text-properties style:font-name="Times New Roman" fo:language="pt" fo:country="BR" officeooo:rsid="0528d06e" officeooo:paragraph-rsid="0528d06e"/>
    </style:style>
    <style:style style:name="P182" style:family="paragraph" style:parent-style-name="Heading_20_2">
      <style:text-properties style:font-name="Times New Roman" fo:language="pt" fo:country="BR" officeooo:rsid="0528fbad" officeooo:paragraph-rsid="0528fbad"/>
    </style:style>
    <style:style style:name="P183" style:family="paragraph" style:parent-style-name="Heading_20_2">
      <style:text-properties style:font-name="Times New Roman" fo:language="pt" fo:country="BR" officeooo:rsid="052f767d" officeooo:paragraph-rsid="052f767d"/>
    </style:style>
    <style:style style:name="P184"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185" style:family="paragraph" style:parent-style-name="Heading_20_2">
      <style:text-properties officeooo:paragraph-rsid="05576951"/>
    </style:style>
    <style:style style:name="P186" style:family="paragraph" style:parent-style-name="Heading_20_2">
      <style:text-properties officeooo:paragraph-rsid="0560b69c"/>
    </style:style>
    <style:style style:name="P187" style:family="paragraph" style:parent-style-name="Heading_20_2">
      <style:text-properties officeooo:paragraph-rsid="056815bd"/>
    </style:style>
    <style:style style:name="P188" style:family="paragraph" style:parent-style-name="Heading_20_2">
      <style:text-properties officeooo:paragraph-rsid="059c9ae7"/>
    </style:style>
    <style:style style:name="P189" style:family="paragraph" style:parent-style-name="Contents_20_1">
      <style:paragraph-properties>
        <style:tab-stops>
          <style:tab-stop style:position="16cm" style:type="right" style:leader-style="dotted" style:leader-text="."/>
        </style:tab-stops>
      </style:paragraph-properties>
    </style:style>
    <style:style style:name="P190" style:family="paragraph" style:parent-style-name="Contents_20_2">
      <style:paragraph-properties>
        <style:tab-stops>
          <style:tab-stop style:position="16cm" style:type="right" style:leader-style="dotted" style:leader-text="."/>
        </style:tab-stops>
      </style:paragraph-properties>
    </style:style>
    <style:style style:name="P191" style:family="paragraph" style:parent-style-name="Heading_20_4">
      <style:text-properties officeooo:paragraph-rsid="052d810d"/>
    </style:style>
    <style:style style:name="P192" style:family="paragraph" style:parent-style-name="Contents_20_3">
      <style:paragraph-properties>
        <style:tab-stops>
          <style:tab-stop style:position="16cm" style:type="right" style:leader-style="dotted" style:leader-text="."/>
        </style:tab-stops>
      </style:paragraph-properties>
    </style:style>
    <style:style style:name="P193" style:family="paragraph" style:parent-style-name="Contents_20_4">
      <style:paragraph-properties>
        <style:tab-stops>
          <style:tab-stop style:position="16cm" style:type="right" style:leader-style="dotted" style:leader-text="."/>
        </style:tab-stops>
      </style:paragraph-properties>
    </style:style>
    <style:style style:name="P194"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95"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196"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197"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198" style:family="paragraph" style:parent-style-name="Header">
      <style:paragraph-properties fo:margin-left="0cm" fo:margin-right="0cm" fo:text-indent="0cm" style:auto-text-indent="false"/>
      <style:text-properties fo:language="pt" fo:country="BR"/>
    </style:style>
    <style:style style:name="P199"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200" style:family="paragraph" style:parent-style-name="Table_20_Contents">
      <style:paragraph-properties fo:text-align="start" style:justify-single-word="false"/>
      <style:text-properties style:font-name="Times New Roman" fo:language="pt" fo:country="BR" style:font-size-asian="10.5pt"/>
    </style:style>
    <style:style style:name="P201" style:family="paragraph" style:parent-style-name="Table_20_Heading">
      <style:text-properties style:font-name="Times New Roman" fo:language="pt" fo:country="BR"/>
    </style:style>
    <style:style style:name="P202" style:family="paragraph" style:parent-style-name="Resumo">
      <style:text-properties fo:color="#800000" style:font-name="Times New Roman" fo:language="pt" fo:country="BR" officeooo:paragraph-rsid="037edc24"/>
    </style:style>
    <style:style style:name="P203" style:family="paragraph" style:parent-style-name="Footer">
      <style:text-properties fo:language="pt" fo:country="BR"/>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style:font-size-asian="12pt"/>
    </style:style>
    <style:style style:name="T9" style:family="text">
      <style:text-properties officeooo:rsid="04a88e0e" style:font-size-asian="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officeooo:rsid="027bb5b6" style:font-size-asian="12pt" style:font-weight-asian="normal" style:font-size-complex="12pt" style:font-weight-complex="normal"/>
    </style:style>
    <style:style style:name="T12" style:family="text">
      <style:text-properties officeooo:rsid="012449d5"/>
    </style:style>
    <style:style style:name="T13" style:family="text">
      <style:text-properties officeooo:rsid="0128395e"/>
    </style:style>
    <style:style style:name="T14" style:family="text">
      <style:text-properties officeooo:rsid="01446b2e"/>
    </style:style>
    <style:style style:name="T15" style:family="text">
      <style:text-properties officeooo:rsid="0184ab4f"/>
    </style:style>
    <style:style style:name="T16" style:family="text">
      <style:text-properties officeooo:rsid="02be5f8d"/>
    </style:style>
    <style:style style:name="T17" style:family="text">
      <style:text-properties officeooo:rsid="035a3f1b"/>
    </style:style>
    <style:style style:name="T18" style:family="text">
      <style:text-properties officeooo:rsid="04042499"/>
    </style:style>
    <style:style style:name="T19" style:family="text">
      <style:text-properties officeooo:rsid="04067541"/>
    </style:style>
    <style:style style:name="T20" style:family="text">
      <style:text-properties officeooo:rsid="0408d127"/>
    </style:style>
    <style:style style:name="T21" style:family="text">
      <style:text-properties officeooo:rsid="040a0e9f"/>
    </style:style>
    <style:style style:name="T22" style:family="text">
      <style:text-properties officeooo:rsid="040ada32"/>
    </style:style>
    <style:style style:name="T23" style:family="text">
      <style:text-properties officeooo:rsid="04a88e0e"/>
    </style:style>
    <style:style style:name="T24" style:family="text">
      <style:text-properties officeooo:rsid="04c0a1db"/>
    </style:style>
    <style:style style:name="T25" style:family="text">
      <style:text-properties style:use-window-font-color="true" officeooo:rsid="04c0a1db"/>
    </style:style>
    <style:style style:name="T26" style:family="text">
      <style:text-properties style:use-window-font-color="true" officeooo:rsid="04cbbac2"/>
    </style:style>
    <style:style style:name="T27" style:family="text">
      <style:text-properties style:use-window-font-color="true" officeooo:rsid="04d15ef8"/>
    </style:style>
    <style:style style:name="T28" style:family="text">
      <style:text-properties officeooo:rsid="04c8a31d"/>
    </style:style>
    <style:style style:name="T29" style:family="text">
      <style:text-properties officeooo:rsid="04ca0d0c"/>
    </style:style>
    <style:style style:name="T30" style:family="text">
      <style:text-properties officeooo:rsid="04ce5421"/>
    </style:style>
    <style:style style:name="T31" style:family="text">
      <style:text-properties officeooo:rsid="04d4751b"/>
    </style:style>
    <style:style style:name="T32" style:family="text">
      <style:text-properties officeooo:rsid="04d496aa"/>
    </style:style>
    <style:style style:name="T33" style:family="text">
      <style:text-properties officeooo:rsid="04ed1494"/>
    </style:style>
    <style:style style:name="T34" style:family="text">
      <style:text-properties officeooo:rsid="04f07ff5"/>
    </style:style>
    <style:style style:name="T35" style:family="text">
      <style:text-properties officeooo:rsid="04f9771b"/>
    </style:style>
    <style:style style:name="T36" style:family="text">
      <style:text-properties officeooo:rsid="04fc944d"/>
    </style:style>
    <style:style style:name="T37" style:family="text">
      <style:text-properties officeooo:rsid="05024a94"/>
    </style:style>
    <style:style style:name="T38" style:family="text">
      <style:text-properties officeooo:rsid="05237da9"/>
    </style:style>
    <style:style style:name="T39" style:family="text">
      <style:text-properties style:font-name="Times New Roman" fo:language="pt" fo:country="BR"/>
    </style:style>
    <style:style style:name="T40" style:family="text">
      <style:text-properties style:font-name="Times New Roman" fo:language="pt" fo:country="BR" fo:font-weight="normal" style:font-weight-asian="normal" style:font-weight-complex="normal"/>
    </style:style>
    <style:style style:name="T41" style:family="text">
      <style:text-properties style:font-name="Times New Roman" fo:language="pt" fo:country="BR" fo:font-style="normal" style:font-style-asian="normal" style:font-style-complex="normal"/>
    </style:style>
    <style:style style:name="T42" style:family="text">
      <style:text-properties style:font-name="Times New Roman" fo:language="pt" fo:country="BR" fo:font-style="normal" officeooo:rsid="01e4d73c" style:font-style-asian="normal" style:font-style-complex="normal"/>
    </style:style>
    <style:style style:name="T43" style:family="text">
      <style:text-properties style:font-name="Times New Roman" fo:language="pt" fo:country="BR" fo:font-style="normal" officeooo:rsid="05ab864a" style:font-style-asian="normal" style:font-style-complex="normal"/>
    </style:style>
    <style:style style:name="T44" style:family="text">
      <style:text-properties style:font-name="Times New Roman" fo:language="pt" fo:country="BR" fo:font-style="normal" officeooo:rsid="05ac5699" style:font-style-asian="normal" style:font-style-complex="normal"/>
    </style:style>
    <style:style style:name="T45" style:family="text">
      <style:text-properties style:font-name="Times New Roman" fo:language="pt" fo:country="BR" fo:font-style="normal" officeooo:rsid="05adf65f" style:font-style-asian="normal" style:font-style-complex="normal"/>
    </style:style>
    <style:style style:name="T46" style:family="text">
      <style:text-properties style:font-name="Times New Roman" fo:language="pt" fo:country="BR" fo:font-style="normal" officeooo:rsid="05b26d29" style:font-style-asian="normal" style:font-style-complex="normal"/>
    </style:style>
    <style:style style:name="T47"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48"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49"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71f529"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3c7fd"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0"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21" style:family="text">
      <style:text-properties style:font-name="Times New Roman" fo:language="pt" fo:country="BR" officeooo:rsid="053c3e07"/>
    </style:style>
    <style:style style:name="T122" style:family="text">
      <style:text-properties style:font-name="Times New Roman" fo:language="pt" fo:country="BR" officeooo:rsid="04aa08c6"/>
    </style:style>
    <style:style style:name="T123" style:family="text">
      <style:text-properties style:font-name="Times New Roman" fo:language="pt" fo:country="BR" officeooo:rsid="05625143"/>
    </style:style>
    <style:style style:name="T124" style:family="text">
      <style:text-properties style:font-name="Times New Roman" fo:language="pt" fo:country="BR" officeooo:rsid="0564d77e"/>
    </style:style>
    <style:style style:name="T125" style:family="text">
      <style:text-properties style:font-name="Times New Roman" fo:language="pt" fo:country="BR" officeooo:rsid="0566290f"/>
    </style:style>
    <style:style style:name="T126" style:family="text">
      <style:text-properties style:font-name="Times New Roman" fo:font-size="14pt" fo:language="pt" fo:country="BR" style:font-size-asian="14pt" style:font-size-complex="14pt"/>
    </style:style>
    <style:style style:name="T127" style:family="text">
      <style:text-properties officeooo:rsid="05322bbe"/>
    </style:style>
    <style:style style:name="T128" style:family="text">
      <style:text-properties officeooo:rsid="05342dc5"/>
    </style:style>
    <style:style style:name="T129" style:family="text">
      <style:text-properties officeooo:rsid="05346aea"/>
    </style:style>
    <style:style style:name="T130" style:family="text">
      <style:text-properties officeooo:rsid="0539da75"/>
    </style:style>
    <style:style style:name="T131" style:family="text">
      <style:text-properties officeooo:rsid="053b3aea"/>
    </style:style>
    <style:style style:name="T132" style:family="text">
      <style:text-properties officeooo:rsid="053c3e07"/>
    </style:style>
    <style:style style:name="T133" style:family="text">
      <style:text-properties officeooo:rsid="053eeac3"/>
    </style:style>
    <style:style style:name="T134" style:family="text">
      <style:text-properties officeooo:rsid="053ef570"/>
    </style:style>
    <style:style style:name="T135" style:family="text">
      <style:text-properties officeooo:rsid="05480530"/>
    </style:style>
    <style:style style:name="T136" style:family="text">
      <style:text-properties officeooo:rsid="05795bb6"/>
    </style:style>
    <style:style style:name="T137" style:family="text">
      <style:text-properties officeooo:rsid="057a2b66"/>
    </style:style>
    <style:style style:name="T138" style:family="text">
      <style:text-properties officeooo:rsid="05a9d7a2"/>
    </style:style>
    <style:style style:name="T139" style:family="text">
      <style:text-properties officeooo:rsid="05aee7bf"/>
    </style:style>
    <style:style style:name="T140" style:family="text">
      <style:text-properties officeooo:rsid="05b0d5e4"/>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T142" style:family="text">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style:letter-kerning="true" style:font-size-asian="10pt" style:font-style-asian="normal" style:font-weight-asian="normal" style:font-size-complex="14pt" style:text-emphasize="none"/>
    </style:style>
    <style:style style:name="T143" style:family="text">
      <style:text-properties fo:color="#000000" style:text-outline="false" style:text-line-through-style="none" style:text-line-through-type="none" style:font-name="Times New Roman" fo:font-size="14pt" fo:letter-spacing="normal" fo:language="pt" fo:country="BR" fo:font-style="normal" fo:text-shadow="none" style:text-underline-style="none" fo:font-weight="normal" style:letter-kerning="true" style:font-size-asian="14pt" style:font-style-asian="normal" style:font-weight-asian="normal" style:font-size-complex="14pt" style:text-emphasize="none"/>
    </style:style>
    <style:style style:name="T1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3">INSTITUTO FEDERAL<office:annotation><dc:creator>Unknown Author</dc:creator><dc:date>2015-04-06T21:14:52</dc:date><text:list text:style-name=""><text:list-item><text:p text:style-name="P204"><text:span text:style-name="T144">Ideias:</text:span></text:p></text:list-item><text:list-item><text:p text:style-name="P204"><text:span text:style-name="T144">Contra argumentos são interessantes na introdução, mas primeiramente os argumentos à favor</text:span></text:p></text:list-item><text:list-item><text:p text:style-name="P204"><text:span text:style-name="T144">Pesquisar sobre isos (9126) de qualidade para ver parâmetros de avaliação (pensar melhor)</text:span></text:p></text:list-item><text:list-item><text:p text:style-name="P204"><text:span text:style-name="T144">Detalhar as plataformas alvo (talvez na introdução (como referência 3))</text:span></text:p></text:list-item><text:list-item><text:p text:style-name="P204"><text:span text:style-name="T144"/></text:p></text:list-item><text:list-item><text:p text:style-name="P204"><text:span text:style-name="T144">Dúvidas:</text:span></text:p></text:list-item><text:list-item><text:p text:style-name="P204"><text:span text:style-name="T144">Metodologia tem que ser no passado?</text:span></text:p></text:list-item><text:list-item><text:p text:style-name="P204"><text:span text:style-name="T144"/></text:p></text:list-item><text:list-item><text:p text:style-name="P204"><text:span text:style-name="T144">Onde eu descrevo como foi o processo de criação? (Olhar o pdf de manual do instituto)</text:span></text:p></text:list-item><text:list-item><text:p text:style-name="P204"><text:span text:style-name="T144">Falar sobre as versões dos dispositivos e navegadores que serão testados?</text:span></text:p></text:list-item><text:list-item><text:p text:style-name="P204"><text:span text:style-name="T144"/></text:p></text:list-item><text:list-item><text:p text:style-name="P204"><text:span text:style-name="T144">Devo Colocar fotos do jogo dentro do trabalho</text:span></text:p></text:list-item><text:list-item><text:p text:style-name="P204"><text:span text:style-name="T144"/></text:p></text:list-item><text:list-item><text:p text:style-name="P204"><text:span text:style-name="T144">Devo adiconar testes AB com usuários no processo do desenvolvimento do game</text:span><text:span text:style-name="T145">?</text:span></text:p></text:list-item><text:list-item><text:p text:style-name="P204"><text:span text:style-name="T145"/></text:p></text:list-item><text:list-item><text:p text:style-name="P204"><text:span text:style-name="T145">Devo me aprofundar na literatura de jogos, como fazer um jogo profundo, como <text:s/>alancar o usuário</text:span></text:p></text:list-item></text:list></office:annotation> DE EDUCAÇÃO, CIÊNCIA</text:p>
      <text:p text:style-name="P13"><text:s/>E TECNOLOGIA DO RIO GRANDE DO SUL</text:p>
      <text:p text:style-name="P13"><text:s/>CÂMPUS BENTO GONÇALV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23">LIMITAÇÕES NO DESENVOLVIMENTO DE JOGOS MULTIPLATAFORMA EM HTML</text:span> 5</text:p>
      <text:p text:style-name="P13"/>
      <text:p text:style-name="P17"/>
      <text:p text:style-name="P17"/>
      <text:p text:style-name="P17"/>
      <text:p text:style-name="P17"/>
      <text:p text:style-name="P17"/>
      <text:p text:style-name="P17"/>
      <text:p text:style-name="P17"/>
      <text:p text:style-name="P17"/>
      <text:p text:style-name="P18">Jean Carlo Machado<text:bookmark-start text:name="__DdeLink__898_916472288"/></text:p>
      <text:p text:style-name="P17"><text:bookmark-end text:name="__DdeLink__898_916472288"/></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Bento Gonçalves, J<text:span text:style-name="T8">ulho de 201</text:span><text:span text:style-name="T9">5</text:span><text:span text:style-name="T8">.</text:span></text:p>
      <text:p text:style-name="P16">JEAN CARLO MACHADO</text:p>
      <text:p text:style-name="P13"><text:soft-page-break/></text:p>
      <text:p text:style-name="P13"/>
      <text:p text:style-name="P13"/>
      <text:p text:style-name="P13"/>
      <text:p text:style-name="P13"/>
      <text:p text:style-name="P13"/>
      <text:p text:style-name="P13"/>
      <text:p text:style-name="P13"/>
      <text:p text:style-name="P14"><text:span text:style-name="T23">LIMITAÇÕES NO DESENVOLVIMENTO DE JOGOS MULTIPLATAFORMA EM HTML</text:span> 5 </text:p>
      <text:p text:style-name="P13"/>
      <text:p text:style-name="P13"/>
      <text:p text:style-name="P13"/>
      <text:p text:style-name="P13"/>
      <text:p text:style-name="P13"/>
      <text:p text:style-name="P13"/>
      <text:p text:style-name="P13"/>
      <text:p text:style-name="P43">Proposta de <text:span text:style-name="T13">projeto de</text:span> Trabalho de Conclusão de Curso em Análise e Desenvolvimento de Sistemas do Instituto Federal de Educação, Ciência e Tecnologia do Rio Grande do Sul – Câmpus Bento Gonçalves.</text:p>
      <text:p text:style-name="P44"/>
      <text:p text:style-name="P48">Orientador: <text:span text:style-name="T17">Me. Rafael Jaque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Bento Gonçalves, Julho de <text:span text:style-name="T23">15</text:span>.</text:p>
      <text:p text:style-name="P151"/>
      <text:p text:style-name="P152"/>
      <text:p text:style-name="P152"><text:bookmark-start text:name="__RefHeading__902_916472288"/>RESUMO<text:bookmark-end text:name="__RefHeading__902_916472288"/></text:p>
      <text:p text:style-name="P54"/>
      <text:p text:style-name="P49"><text:span text:style-name="Strong_20_Emphasis"><text:span text:style-name="T40">Lorem Ipsum</text:span></text:span><text:span text:style-name="T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02"/>
      <text:p text:style-name="P51"/>
      <text:p text:style-name="P51"/>
      <text:p text:style-name="P51"/>
      <text:p text:style-name="P51"/>
      <text:p text:style-name="P51"/>
      <text:p text:style-name="P51"/>
      <text:p text:style-name="P51"/>
      <text:p text:style-name="P51"/>
      <text:p text:style-name="P51"/>
      <text:p text:style-name="P52"/>
      <text:p text:style-name="P53"><text:span text:style-name="T10">Palavras-chave: </text:span><text:span text:style-name="T11">Multiplataforma. HTML5.</text:span></text:p>
      <text:p text:style-name="P50"/>
      <text:p text:style-name="P50"/>
      <text:p text:style-name="P150"><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89"><text:a xlink:type="simple" xlink:href="#__RefHeading__897_916472288" text:style-name="Index_20_Link" text:visited-style-name="Index_20_Link"><text:s/>1 CONTEXTUALIZAÇÃO<text:tab/>6</text:a></text:p>
          <text:p text:style-name="P190"><text:a xlink:type="simple" xlink:href="#__RefHeading__9164_1141725008" text:style-name="Index_20_Link" text:visited-style-name="Index_20_Link"><text:s/>1.1 JOGOS<text:tab/>6</text:a></text:p>
          <text:p text:style-name="P190"><text:a xlink:type="simple" xlink:href="#__RefHeading__2751_2099756279" text:style-name="Index_20_Link" text:visited-style-name="Index_20_Link"><text:s/>1.2 JOGOS E MULTIPLATAFORMA<text:tab/>6</text:a></text:p>
          <text:p text:style-name="P192"><text:a xlink:type="simple" xlink:href="#__RefHeading__2753_2099756279" text:style-name="Index_20_Link" text:visited-style-name="Index_20_Link"><text:s/>1.2.1 DESENVOLVIMENTO DE JOGOS NATIVOS<text:tab/>6</text:a></text:p>
          <text:p text:style-name="P192"><text:a xlink:type="simple" xlink:href="#__RefHeading__2755_2099756279" text:style-name="Index_20_Link" text:visited-style-name="Index_20_Link"><text:s/>1.2.2 DESENVOLVIMENTO DE JOGOS HÍBRIDOS<text:tab/>6</text:a></text:p>
          <text:p text:style-name="P192"><text:a xlink:type="simple" xlink:href="#__RefHeading__2757_2099756279" text:style-name="Index_20_Link" text:visited-style-name="Index_20_Link"><text:s/>1.2.3 DESENVOLVIMENTO DE JOGOS WEB<text:tab/>7</text:a></text:p>
          <text:p text:style-name="P190"><text:a xlink:type="simple" xlink:href="#__RefHeading__2759_2099756279" text:style-name="Index_20_Link" text:visited-style-name="Index_20_Link"><text:s/>1.3 HTML E MULTIPLATAFORMA<text:tab/>7</text:a></text:p>
          <text:p text:style-name="P190"><text:a xlink:type="simple" xlink:href="#__RefHeading__2761_2099756279" text:style-name="Index_20_Link" text:visited-style-name="Index_20_Link"><text:s/>1.4 LIMITAÇõES DE JOGOS MULTIPLATAFORMA COM HTML5<text:tab/>8</text:a></text:p>
          <text:p text:style-name="P190"><text:a xlink:type="simple" xlink:href="#__RefHeading__10896_1141725008" text:style-name="Index_20_Link" text:visited-style-name="Index_20_Link"><text:s/>1.5 ESTE TRABALHO<text:tab/>8</text:a></text:p>
          <text:p text:style-name="P192"><text:a xlink:type="simple" xlink:href="#__RefHeading__2763_2099756279" text:style-name="Index_20_Link" text:visited-style-name="Index_20_Link"><text:s/>1.5.1 O JOGO<text:tab/>9</text:a></text:p>
          <text:p text:style-name="P189"><text:a xlink:type="simple" xlink:href="#__RefHeading__1544_804604353" text:style-name="Index_20_Link" text:visited-style-name="Index_20_Link"><text:s/>2 PROBLEMA<text:tab/>10</text:a></text:p>
          <text:p text:style-name="P189"><text:a xlink:type="simple" xlink:href="#__RefHeading__1546_804604353" text:style-name="Index_20_Link" text:visited-style-name="Index_20_Link"><text:s/>3 OBJETIVOS<text:tab/>11</text:a></text:p>
          <text:p text:style-name="P190"><text:a xlink:type="simple" xlink:href="#__RefHeading__1879_713251450" text:style-name="Index_20_Link" text:visited-style-name="Index_20_Link"><text:s/>3.1 OBJETIVO GERAL<text:tab/>11</text:a></text:p>
          <text:p text:style-name="P190"><text:a xlink:type="simple" xlink:href="#__RefHeading__1881_713251450" text:style-name="Index_20_Link" text:visited-style-name="Index_20_Link"><text:s/>3.2 OBJETIVOS ESPECÍFICOS<text:tab/>11</text:a></text:p>
          <text:p text:style-name="P189"><text:a xlink:type="simple" xlink:href="#__RefHeading__1548_804604353" text:style-name="Index_20_Link" text:visited-style-name="Index_20_Link"><text:s/>4 JUSTIFICATIVA<text:tab/>13</text:a></text:p>
          <text:p text:style-name="P189"><text:a xlink:type="simple" xlink:href="#__RefHeading__2765_2099756279" text:style-name="Index_20_Link" text:visited-style-name="Index_20_Link"><text:s/>5 REVISÃO BIBLIOGRÁFICA<text:tab/>14</text:a></text:p>
          <text:p text:style-name="P190"><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190"><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190"><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190"><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190"><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190"><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190"><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190"><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192"><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192"><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190"><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190"><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190"><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192"><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192"><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190"><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190"><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190"><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190"><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190"><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190"><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190"><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192"><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192"><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190"><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190"><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190"><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190"><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190"><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1</text:a></text:p>
          <text:p text:style-name="P190"><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192"><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193"><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193"><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192"><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190"><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2</text:a></text:p>
          <text:p text:style-name="P192"><text:a xlink:type="simple" xlink:href="#__RefHeading__3670_362853965" text:style-name="Index_20_Link" text:visited-style-name="Index_20_Link"><text:s/>5.25.1 IMPLEMENTAÇÃ</text:a><text:a xlink:type="simple" xlink:href="#__RefHeading__3670_362853965" text:style-name="Index_20_Link" text:visited-style-name="Index_20_Link"><text:span text:style-name="T139">O</text:span></text:a><text:a xlink:type="simple" xlink:href="#__RefHeading__3670_362853965" text:style-name="Index_20_Link" text:visited-style-name="Index_20_Link"><text:tab/>22</text:a></text:p>
          <text:p text:style-name="P189"><text:a xlink:type="simple" xlink:href="#__RefHeading__1585_678454862" text:style-name="Index_20_Link" text:visited-style-name="Index_20_Link"><text:s/>6 TRABALHOS SIMILARES<text:tab/>23</text:a></text:p>
          <text:p text:style-name="P189"><text:a xlink:type="simple" xlink:href="#__RefHeading__2446_1048077266" text:style-name="Index_20_Link" text:visited-style-name="Index_20_Link"><text:s/>7 METODOLOGIA<text:tab/>24</text:a></text:p>
          <text:p text:style-name="P189"><text:a xlink:type="simple" xlink:href="#__RefHeading__1587_678454862" text:style-name="Index_20_Link" text:visited-style-name="Index_20_Link"><text:s/>8 RESULTADOS<text:tab/>26</text:a></text:p>
          <text:p text:style-name="P189"><text:a xlink:type="simple" xlink:href="#__RefHeading__1589_678454862" text:style-name="Index_20_Link" text:visited-style-name="Index_20_Link">8.1<text:tab/>LIMITAÇÔES<text:tab/>27</text:a></text:p>
          <text:p text:style-name="P189"><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9</text:a></text:p>
          <text:p text:style-name="P190"><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9</text:a></text:p>
          <text:p text:style-name="P189"><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1</text:a></text:p>
          <text:p text:style-name="P189"><text:a xlink:type="simple" xlink:href="#__RefHeading__1897_713251450" text:style-name="Index_20_Link" text:visited-style-name="Index_20_Link">BIBLIOGRAFIA<text:tab/>33</text:a></text:p>
          <text:p text:style-name="P189"><text:a xlink:type="simple" xlink:href="#__RefHeading__1591_678454862" text:style-name="Index_20_Link" text:visited-style-name="Index_20_Link">ANEXOS<text:tab/>34</text:a></text:p>
          <text:p text:style-name="P190"><text:a xlink:type="simple" xlink:href="#__RefHeading__3676_362853965" text:style-name="Index_20_Link" text:visited-style-name="Index_20_Link"><text:s/>10.1 Conversores para HML5<text:tab/>34</text:a></text:p>
          <text:p text:style-name="P190"><text:a xlink:type="simple" xlink:href="#__RefHeading__3678_362853965" text:style-name="Index_20_Link" text:visited-style-name="Index_20_Link"><text:s/>10.2 METODOLOGIA DE DESENVOLVIMENTO DE SOFTWARE PARA A CONSTRUÇÃO DE GAMES<text:tab/>34</text:a></text:p>
          <text:p text:style-name="P190"><text:a xlink:type="simple" xlink:href="#__RefHeading__3680_362853965" text:style-name="Index_20_Link" text:visited-style-name="Index_20_Link"><text:s/>10.3 AMBIENTES PARA DESENVOLVIMENTO HTML5<text:tab/>35</text:a></text:p>
          <text:p text:style-name="P190"><text:a xlink:type="simple" xlink:href="#__RefHeading__3682_362853965" text:style-name="Index_20_Link" text:visited-style-name="Index_20_Link"><text:s/>10.4 HTTP<text:tab/>36</text:a></text:p>
          <text:p text:style-name="P190"><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6</text:a></text:p>
          <text:p text:style-name="P190"><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6</text:a></text:p>
        </text:index-body>
      </text:table-of-content>
      <text:p text:style-name="P20"/>
      <text:p text:style-name="P20"/>
      <text:h text:style-name="P163" text:outline-level="1"><text:bookmark-start text:name="__RefHeading__897_916472288"/>CONTEXTUALIZAÇÃO<text:bookmark-end text:name="__RefHeading__897_916472288"/></text:h>
      <text:p text:style-name="P21"/>
      <text:h text:style-name="P177" text:outline-level="2"><text:bookmark-start text:name="__RefHeading__9164_1141725008"/>JOGOS<text:bookmark-end text:name="__RefHeading__9164_1141725008"/></text:h>
      <text:p text:style-name="P58">Jogos é uma tendência que veio para ficar. <text:span text:style-name="T24">(colocar estatísticas sobre jogos).</text:span></text:p>
      <text:p text:style-name="P59"/>
      <text:h text:style-name="P178" text:outline-level="2"><text:bookmark-start text:name="__RefHeading__2751_2099756279"/>JOGOS E MULTIPLATAFORMA<office:annotation><dc:creator>Unknown Author</dc:creator><dc:date>2015-04-08T20:25:02.336672062</dc:date><text:list text:continue-numbering="true" text:style-name=""><text:list-item><text:p text:style-name="P205"><text:span text:style-name="T146">Citar vantagens e desvantagens. As vantagens dos que eu defendo primeiro e as desvantagens em seguida o inverso para os <text:s/>demais</text:span></text:p></text:list-item></text:list></office:annotation><text:bookmark-end text:name="__RefHeading__2751_2099756279"/></text:h>
      <text:p text:style-name="P153"><text:span text:style-name="T128">A i</text:span>ndústria de smatphones <text:span text:style-name="T128">já ultrapassou a indústria de computadores pessoais</text:span> computadores. <text:s/></text:p>
      <text:p text:style-name="P154"/>
      <text:p text:style-name="P61">A pluralidade de dispositivos se tornou atraente para a indústria e consumidores de jogos.</text:p>
      <text:p text:style-name="P62"><text:span text:style-name="T33">É laboriosa a tarefa dos produtores de </text:span>jogos <text:span text:style-name="T33">neste novo panorama,</text:span> existem muitas plataformas. <text:span text:style-name="T32">Além da fragmaentação de versões, e hardwares diferenciados.</text:span></text:p>
      <text:p text:style-name="P63">Existem algumas estratégias na hora de ecolher como desenvolver multiplataforma.</text:p>
      <text:h text:style-name="P157" text:outline-level="3"><text:bookmark-start text:name="__RefHeading__2753_2099756279"/>DESENVOLVIMENTO DE JOGOS NATIVOS<text:bookmark-end text:name="__RefHeading__2753_2099756279"/></text:h>
      <text:p text:style-name="P55"/>
      <text:p text:style-name="P64">Melhor experiência do usuário <text:span text:style-name="T129">pois permite utilizar ao máximo os recursos e funcionalidades dos aparelhos</text:span></text:p>
      <text:p text:style-name="P65">Cada sistema operacional alvo contém sua própria SDK totalmente incompatível.</text:p>
      <text:p text:style-name="P66">Replicação dos fontes.</text:p>
      <text:p text:style-name="P79">Requer mais pessoas <text:span text:style-name="T34">e/</text:span>ou mais tempo, <text:span text:style-name="T38">em outras palavras, aumenta o custo.</text:span></text:p>
      <text:h text:style-name="P158" text:outline-level="3"><text:bookmark-start text:name="__RefHeading__2755_2099756279"/>DESENVOLVIMENTO DE JOGOS HÍBRIDOS<text:bookmark-end text:name="__RefHeading__2755_2099756279"/></text:h>
      <text:p text:style-name="P6"><text:span text:style-name="Emphasis"><text:span text:style-name="T47">Rodam dentro de um cotainer</text:span></text:span></text:p>
      <text:p text:style-name="P56"/>
      <text:p text:style-name="P57"><text:span text:style-name="Emphasis"><text:span text:style-name="T5">Permite a utilização de APIS nativas do sistema operacional em questão;</text:span></text:span></text:p>
      <text:p text:style-name="P80"><text:soft-page-break/>O método de construção de aplicativo pela WEB permite uma única base de código o que habilita a disponibilidade de aplicativos com maior velocidade visto que alterações nos jogos não necessitam que elas sejam replicadas em outras bases.</text:p>
      <text:p text:style-name="P55"/>
      <text:h text:style-name="P158" text:outline-level="3"><text:bookmark-start text:name="__RefHeading__2757_2099756279"/>DESENVOLVIMENTO DE JOGOS WEB<text:bookmark-end text:name="__RefHeading__2757_2099756279"/></text:h>
      <text:p text:style-name="P84">As diferenças entre jogos web e híbridos é bem menos distinta que a diferença entre jogos </text:p>
      <text:p text:style-name="P55"/>
      <text:p text:style-name="P82">Assim como os jogos híbridos, jogos para a web necessitam apenas uma base para serem disponbiilizados.</text:p>
      <text:p text:style-name="P55"/>
      <text:p text:style-name="P81">Indisponibilidade de alguns recursos disponíveis na plataforma.</text:p>
      <text:p text:style-name="P83">Menor performance</text:p>
      <text:p text:style-name="P63"/>
      <text:p text:style-name="P60">Uma <text:span text:style-name="T32">saída </text:span><text:s/>é desenvolver apenas uma vez e reutilizar em diversas plataformas. Isso proque os custos de produção baixam e os programadores ficam felizes pela não necessidade de duplicação de funcionalidades.</text:p>
      <text:p text:style-name="P60"/>
      <text:h text:style-name="P179" text:outline-level="2"><text:bookmark-start text:name="__RefHeading__2759_2099756279"/>HTML E MULTIPLATAFORMA<text:bookmark-end text:name="__RefHeading__2759_2099756279"/></text:h>
      <text:p text:style-name="P86"><text:span text:style-name="T130">A </text:span>OWP (Open Web Platform), uma coleção de tecnologias livres, amplamente utilizadas e padronizadas. <text:s/>O HTML Hypertext Markup Language <text:span text:style-name="T130">é</text:span> a peça fundamental da OWP, seu objetivo é especificar o conteúdo d<text:span text:style-name="T131">as páginas</text:span> web. </text:p>
      <text:p text:style-name="P91"><text:span text:style-name="Emphasis"><text:span text:style-name="T4">Trata-se de uma linguagem de marcação que define a estrutura de elementos que uma página deve ter de modo a fornecer conteúdo aos usuários. </text:span></text:span></text:p>
      <text:p text:style-name="P92"><text:span text:style-name="T135">A </text:span>interatividade necessária para a construção de jogos animados em HTML é algo recente, anteriormente só se obtinha <text:span text:style-name="T135">iteratividade de tamanho proporção na Web</text:span> com a utilização de ferramentas proprietárias como o Adobe Flash e Microsoft Silverlight.</text:p>
      <text:p text:style-name="P85"><text:soft-page-break/>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80" text:outline-level="2"><text:bookmark-start text:name="__RefHeading__2761_2099756279"/>LIMITAÇõES DE JOGOS MULTIPLATAFORMA <text:span text:style-name="T132">COM HTML5</text:span><text:bookmark-end text:name="__RefHeading__2761_2099756279"/></text:h>
      <text:p text:style-name="P119"><text:span text:style-name="T121"/></text:p>
      <text:p text:style-name="P128"><text:span text:style-name="T121">E</text:span><text:span text:style-name="T39">nquanto o html é desenvolvido muitas das funcionalidades disponibilizadas são testadas em apenas um pequeno conjunto de navegadores para um pequeno conjunto de versões (referência 2). </text:span><text:span text:style-name="T123">Isso acarreta em suporte inconsistente. <text:s/></text:span><text:span text:style-name="T124">A forma mais segura de garantir suporte é testando emtodas as versões alvo, </text:span><text:span text:style-name="T125">todavia essa solução é imprática.</text:span></text:p>
      <text:p text:style-name="P71"><text:span text:style-name="T123">Os desenvolvedores de navegadores podem interpretar/implementar as especificações erroneamente aumentando os problemas de compatibilidade.</text:span></text:p>
      <text:p text:style-name="P120"><text:span text:style-name="T121">N</text:span><text:span text:style-name="T39">em todos os recursos disponíveis através das SDK's nativas estão presentes através do HTML5.</text:span></text:p>
      <text:p text:style-name="P120"><text:span text:style-name="T39"/></text:p>
      <text:p text:style-name="P120"><text:span text:style-name="T39"/></text:p>
      <text:h text:style-name="P181" text:outline-level="2"><text:bookmark-start text:name="__RefHeading__10896_1141725008"/>ESTE TRABALHO<text:bookmark-end text:name="__RefHeading__10896_1141725008"/></text:h>
      <text:p text:style-name="P59">Este projeto propõe analisar as limitações do HTML5 <text:span text:style-name="T28">quanto relativo á construção de jogos multiplataforma.</text:span> <text:span text:style-name="T28">A</text:span>través <text:span text:style-name="T29">de revisão biliográfica e </text:span><text:s/>da criação de um <text:span text:style-name="T29">protótipo de</text:span> jogo multiplataforma. </text:p>
      <text:p text:style-name="P59"/>
      <text:p text:style-name="P68">Um <text:span text:style-name="T30">tratado</text:span> completo sobre o assunto requiriria um comparativo entre jogos desenvolvidos nativamente e jogos em HTML5. </text:p>
      <text:p text:style-name="P70">Não é objetivo deste trabalho demonstrar onde o HTML5 sai na frente, apenas as limitações.</text:p>
      <text:p text:style-name="P72"><text:span text:style-name="T133">Também não é objetivo deste trabalho</text:span> comparar o HTML com outras tecnologias de desenvolvimento de jogos, como FlashPlayer, <text:span text:style-name="T35">Silverlight</text:span> ou alternativas desktop. </text:p>
      <text:p text:style-name="P67"/>
      <text:p text:style-name="P69"><text:soft-page-break/><text:span text:style-name="T134">O escopo deste projeto não me permite tanto.</text:span></text:p>
      <text:h text:style-name="P155" text:outline-level="3"><text:bookmark-start text:name="__RefHeading__2763_2099756279"/>O JOGO<text:bookmark-end text:name="__RefHeading__2763_2099756279"/></text:h>
      <text:p text:style-name="P67"><text:span text:style-name="T27">Para a análise das limitações foi escolhido</text:span><text:span text:style-name="T25"> um jogo de matemática </text:span><text:span text:style-name="T26">simples, </text:span><text:span text:style-name="T27">consistindo</text:span><text:span text:style-name="T26"> na geração de equações com um candidato de resposta. Cabe ao usuário informa se o resultado apontado pelo jogo está correto ou não.</text:span><text:span text:style-name="T25"> </text:span><text:span text:style-name="T26">Escolhi um jogo deste tipo pois sua concepção necessitava ser razoavelmente veloz para dar continuidade na pesquisa.</text:span></text:p>
      <text:p text:style-name="P116"/>
      <text:p text:style-name="P117"/>
      <text:p text:style-name="P42"><text:span text:style-name="T141">nde eu descrevo como foi o processo de criação? (Olhar o pdf de manual do instituto)</text:span></text:p>
      <text:p text:style-name="P47"><text:span text:style-name="T141">Falar sobre as versões dos dispositivos e navegadores que serão testados?</text:span></text:p>
      <text:p text:style-name="P47"/>
      <text:p text:style-name="P117"/>
      <text:h text:style-name="P165" text:outline-level="1"><text:bookmark-start text:name="__RefHeading__1544_804604353"/>PROBLEMA<text:bookmark-end text:name="__RefHeading__1544_804604353"/></text:h>
      <text:p text:style-name="P73"/>
      <text:p text:style-name="P73">A carência de definições concretas sobre a viabilidade da atual versão do HTML5 - quando utilizado no desenvolvimento de jogos e o senso comum, acabam por monopolizar à construção de jogos nativos as plataformas alvo.</text:p>
      <text:p text:style-name="P74">Os custos introduzidos no ciclo vida de um jogo, para diversas plataformas, é muito alto para ser considerado <text:span text:style-name="T36">trivial</text:span>.</text:p>
      <text:p text:style-name="P73"/>
      <text:h text:style-name="P165" text:outline-level="1"><text:bookmark-start text:name="__RefHeading__1546_804604353"/>OBJETIVOS<text:bookmark-end text:name="__RefHeading__1546_804604353"/></text:h>
      <text:h text:style-name="P182" text:outline-level="2"><text:bookmark-start text:name="__RefHeading__1879_713251450"/>OBJETIVO GERAL<text:bookmark-end text:name="__RefHeading__1879_713251450"/></text:h>
      <text:p text:style-name="P87"><text:tab/><text:span text:style-name="T23">Identificar possíveis limitações no processo de desenvolvimento de jogos multiplataforma oriundas do atual estado de definição e implementação do HTML5. </text:span></text:p>
      <text:h text:style-name="P183" text:outline-level="2"><text:bookmark-start text:name="__RefHeading__1881_713251450"/>OBJETIVOS ESPECÍFICOS<text:bookmark-end text:name="__RefHeading__1881_713251450"/></text:h>
      <text:p text:style-name="P88"><text:tab/><text:span text:style-name="T23">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3"><office:annotation><dc:creator>Unknown Author</dc:creator><dc:date>2015-04-07T19:56:44</dc:date><text:list text:continue-numbering="true" text:style-name=""><text:list-item><text:p text:style-name="P204"><text:span text:style-name="T144">Qual versões das plataformas alvo eu vou abordar?</text:span></text:p></text:list-item></text:list></office:annotation></text:span></text:p>
      <text:p text:style-name="P75"><text:tab/>Pretende-se também estudar os seguintes tópicos do desenvolvimento de jogos, relativos ao HTML5:</text:p>
      <text:list xml:id="list452540235742680045" text:style-name="L20">
        <text:list-item>
          <text:p text:style-name="P76"><text:s text:c="4"/>Debugging</text:p>
        </text:list-item>
        <text:list-item>
          <text:p text:style-name="P76"><text:s text:c="4"/>Diferenças em tamanho de tela</text:p>
        </text:list-item>
        <text:list-item>
          <text:p text:style-name="P76"><text:s text:c="4"/>Canvas</text:p>
        </text:list-item>
        <text:list-item>
          <text:p text:style-name="P76"><text:s text:c="5"/>Resizing via canvas vs DOM</text:p>
        </text:list-item>
        <text:list-item>
          <text:p text:style-name="P76"><text:s text:c="5"/>Aceleração de GPU</text:p>
        </text:list-item>
        <text:list-item>
          <text:p text:style-name="P76"><text:s text:c="5"/>API de Audio (reference 2)</text:p>
        </text:list-item>
        <text:list-item>
          <text:p text:style-name="P76"><text:s text:c="4"/>Performance</text:p>
        </text:list-item>
        <text:list-item>
          <text:p text:style-name="P76"><text:s text:c="4"/>Empacotadores HTML5</text:p>
        </text:list-item>
        <text:list-item>
          <text:p text:style-name="P76"><text:s text:c="4"/>Eventos de entrada</text:p>
        </text:list-item>
        <text:list-item>
          <text:p text:style-name="P76"><text:s text:c="4"/>Vibração</text:p>
        </text:list-item>
        <text:list-item>
          <text:p text:style-name="P76"><text:s text:c="4"/>Acelerômetro</text:p>
        </text:list-item>
        <text:list-item>
          <text:p text:style-name="P76"><text:soft-page-break/><text:s text:c="4"/>Storage</text:p>
        </text:list-item>
        <text:list-item>
          <text:p text:style-name="P76"><text:s text:c="4"/><text:span text:style-name="T37">D</text:span>isponibilização de assets (cotrole de tamanhos, cache, etc)</text:p>
        </text:list-item>
        <text:list-item>
          <text:p text:style-name="P76"><text:s text:c="4"/>Aplicações offline</text:p>
        </text:list-item>
        <text:list-item>
          <text:p text:style-name="P76"><text:s text:c="4"/>Css media queries</text:p>
        </text:list-item>
      </text:list>
      <text:p text:style-name="P89">Elaborar uma lista de limitações e correlacionar os dados de acordo com as plataformas.</text:p>
      <text:h text:style-name="P164" text:outline-level="1"><text:bookmark-start text:name="__RefHeading__1548_804604353"/>JUSTIFICATIVA<text:bookmark-end text:name="__RefHeading__1548_804604353"/></text:h>
      <text:p text:style-name="P73">Tendo em vista que este trabalho busca mapear possíveis problemas do desenvolvimento multiplataforma em HTML ele serve para apoiar e justificar decisões relativas ao desenvolvimento de jogos multiplataforma;</text:p>
      <text:p text:style-name="P73">Por tratar cientificamente de aspectos importantes do HTML, este trabalho tem potencial apontar os pontos chave que necessitam de melhorias nas plataformas alvo, colateralmente colaborando para a melhoria do próprio HTML.</text:p>
      <text:p text:style-name="P73">A opinião comum tende para soluções nativas em detrimento do desenvolvimento de jogos, este trabalho pretende desafiar esta concepção. <text:span text:style-name="T31">(REFERENCIAR)</text:span></text:p>
      <text:p text:style-name="P77">Muitos desenvolvedores estão familiarizados com as tecnologias da WEB ou apontam interesse na tecnologia. &lt;!-- referenciar →</text:p>
      <text:p text:style-name="P90">Estimular e avançar o estudo da implementação da <text:s/>Open Web;</text:p>
      <text:h text:style-name="P166" text:outline-level="1"><text:bookmark-start text:name="__RefHeading__2765_2099756279"/><text:span text:style-name="T1">REVISÃO</text:span> <text:span text:style-name="T1">BIBLIOGRÁFICA</text:span><text:bookmark-end text:name="__RefHeading__2765_2099756279"/></text:h>
      <text:h text:style-name="P187" text:outline-level="2"><text:bookmark-start text:name="__RefHeading__3648_362853965"/><text:span text:style-name="Emphasis"><text:span text:style-name="T71">JOGOS</text:span></text:span><text:bookmark-end text:name="__RefHeading__3648_362853965"/></text:h>
      <text:p text:style-name="P129"><text:span text:style-name="Emphasis"><text:span text:style-name="T71">Quando desenvolvendo qualquer jogo, o desenvolvedor tem </text:span></text:span><text:span text:style-name="Emphasis"><text:span text:style-name="T72">que considerar seu usuário</text:span></text:span><text:span text:style-name="Emphasis"><text:span text:style-name="T71">. </text:span></text:span><text:span text:style-name="Emphasis"><text:span text:style-name="T72">Seu objetivo é maximizar a satisfação de seu <text:s/>usuário. <text:s/></text:span></text:span><text:span text:style-name="Emphasis"><text:span text:style-name="T73">Jogos em plataformas móveis trazem um novo conjunto de desafios para produtores de jogos. Um destes desafios é fornecer feedback suficiente para o player pois o dispositivo é limitado em proporções, som, tela etc.</text:span></text:span></text:p>
      <text:p text:style-name="P130"><text:span text:style-name="Emphasis"><text:span text:style-name="T74">A interface tem que ser o mais intuitiva o possível. </text:span></text:span><text:span text:style-name="Emphasis"><text:span text:style-name="T75">No caso de dispositivos móveis, quanto menos gestos necessários melhor.</text:span></text:span></text:p>
      <text:p text:style-name="P131"><text:span text:style-name="Emphasis"><text:span text:style-name="T76">Tornar previsível causa e efeito é uma boa característica para os jogos.</text:span></text:span></text:p>
      <text:p text:style-name="P132"><text:span text:style-name="Emphasis"><text:span text:style-name="T77">Os desenvolvedores tem que evitar fazer o jogo para eles mesmos. </text:span></text:span><text:span text:style-name="Emphasis"><text:span text:style-name="T78">E pela falta de crítica os designs tendem a ser ruins.</text:span></text:span></text:p>
      <text:p text:style-name="P132"><text:span text:style-name="Emphasis"><text:span text:style-name="T78"/></text:span></text:p>
      <text:p text:style-name="P133"><text:span text:style-name="Emphasis"><text:span text:style-name="T79">Mecânica</text:span></text:span></text:p>
      <text:p text:style-name="P133"><text:span text:style-name="Emphasis"><text:span text:style-name="T79">São regras que facilitam e encorajam o usuário a explorar e aprender as possibilidades atravéss do uso de sistemas de feedback.</text:span></text:span></text:p>
      <text:p text:style-name="P133"><text:span text:style-name="Emphasis"><text:span text:style-name="T79"/></text:span></text:p>
      <text:p text:style-name="P134"><text:span text:style-name="Emphasis"><text:span text:style-name="T80">Sistema de premiações à partir de ações são recomendáveis pois foi assim que o cérebro evoluiu.</text:span></text:span></text:p>
      <text:p text:style-name="P134"><text:span text:style-name="Emphasis"><text:span text:style-name="T81"/></text:span></text:p>
      <text:p text:style-name="P135"><text:span text:style-name="Emphasis"><text:span text:style-name="T81">Mencionar algum jogo (como WOW) e como ele faz para prender a atenção dos usuários.</text:span></text:span></text:p>
      <text:p text:style-name="P136"><text:span text:style-name="Emphasis"><text:span text:style-name="T82">Candy crush saga</text:span></text:span></text:p>
      <text:h text:style-name="P173" text:outline-level="2"><text:bookmark-start text:name="__RefHeading__3116_2099756279"/><text:span text:style-name="Emphasis"><text:span text:style-name="T49">NAVEGADORES WEB</text:span></text:span><text:bookmark-end text:name="__RefHeading__3116_2099756279"/></text:h>
      <text:p text:style-name="P125"><text:span text:style-name="Emphasis"><text:span text:style-name="T50">Aplicações do lado do cliente. Geralmente se comunicam com um servidor através de </text:span></text:span><text:soft-page-break/><text:span text:style-name="Emphasis"><text:span text:style-name="T50">documentos em HTTP. Quado o navegador recebe um destes pacotes em HTML ele começa o processo de renderização. </text:span></text:span><text:span text:style-name="Emphasis"><text:span text:style-name="T64">A renderização pode chamar outros arquivos a fim de completar a experiência desenvolivda para o endereço em questão.</text:span></text:span></text:p>
      <text:p text:style-name="P126"><text:span text:style-name="Emphasis"><text:span text:style-name="T68">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0"> Alguns contornos para etes problema serão descritos nas tecnologias offline.</text:span></text:span></text:p>
      <text:h text:style-name="P173" text:outline-level="2"><text:bookmark-start text:name="__RefHeading__2767_2099756279"/><text:span text:style-name="Emphasis"><text:span text:style-name="T49">ANDROID</text:span></text:span><text:bookmark-end text:name="__RefHeading__2767_2099756279"/></text:h>
      <text:p text:style-name="P10"><text:span text:style-name="Emphasis"><text:span text:style-name="T48">É um sistema operacional open soure </text:span></text:span><text:span text:style-name="Emphasis"><text:span text:style-name="T51">largamente utilizado em smardevices</text:span></text:span><text:span text:style-name="Emphasis"><text:span text:style-name="T48">. Alavancado pela Google. Roda Java. Permite a renderização de documentos HTML através de sua própria </text:span></text:span><text:span text:style-name="Emphasis"><text:span text:style-name="T65">API</text:span></text:span><text:span text:style-name="Emphasis"><text:span text:style-name="T48"> WEBVIEW. Ou através do navegador disponibilizado por padrão, ou outros de terceiros como o Goolge Chorme, Firefox, Opera, etc. </text:span></text:span></text:p>
      <text:p text:style-name="P10"><text:span text:style-name="Emphasis"><text:span text:style-name="T48"/></text:span></text:p>
      <text:p text:style-name="P10"><text:span text:style-name="Emphasis"><text:span text:style-name="T51">No quesito jogos para smardevices é preferível disponibilizar os jogos através da interface nativa pois dá a sensação de continuidade e equalidade para com os demais aplicativos instalados no dispositivo.</text:span></text:span></text:p>
      <text:h text:style-name="P173" text:outline-level="2"><text:bookmark-start text:name="__RefHeading__9494_1068931341"/><text:span text:style-name="Emphasis"><text:span text:style-name="T49">HTML5</text:span></text:span><text:bookmark-end text:name="__RefHeading__9494_1068931341"/></text:h>
      <text:p text:style-name="P121"><text:span text:style-name="Emphasis"><text:span text:style-name="T49"/></text:span></text:p>
      <text:h text:style-name="P173" text:outline-level="2"><text:bookmark-start text:name="__RefHeading__3998_1693357842"/><text:span text:style-name="Emphasis"><text:span text:style-name="T49">CSS</text:span></text:span><text:bookmark-end text:name="__RefHeading__3998_1693357842"/></text:h>
      <text:p text:style-name="P137"><text:span text:style-name="Emphasis"><text:span text:style-name="T47">Uma linguagem de </text:span></text:span><text:span text:style-name="Emphasis"><text:span text:style-name="T83">marcação, como o HTML, </text:span></text:span><text:span text:style-name="Emphasis"><text:span text:style-name="T47"><text:s/>que utiliza seletores e regras para definir a representação de um documento HTML e seus </text:span></text:span><text:span text:style-name="Emphasis"><text:span text:style-name="T84">elementos</text:span></text:span><text:span text:style-name="Emphasis"><text:span text:style-name="T47">.</text:span></text:span></text:p>
      <text:p text:style-name="P137"><text:span text:style-name="Emphasis"><text:span text:style-name="T84">Os navegadores interpretam CSS através da tag &lt;style&gt;.</text:span></text:span></text:p>
      <text:p text:style-name="P137"><text:span text:style-name="Emphasis"><text:span text:style-name="T47"/></text:span></text:p>
      <text:p text:style-name="P137"><text:span text:style-name="Emphasis"><text:span text:style-name="T47"><text:s/>Sua última versão CCS3 introduziu várias funcionalidades multiplataforma como media-queries </text:span></text:span><text:span text:style-name="Emphasis"><text:span text:style-name="T85">que possibilitam regras para tamanhos de tela e</text:span></text:span><text:span text:style-name="Emphasis"><text:span text:style-name="T47"> Transformções 3D. </text:span></text:span><text:span text:style-name="Emphasis"><text:span text:style-name="T86">Muitos </text:span></text:span><text:soft-page-break/><text:span text:style-name="Emphasis"><text:span text:style-name="T86">navegadores também suportam aceleração de gpu para elementos que tenham transformações 3d.</text:span></text:span></text:p>
      <text:p text:style-name="P39">Flow de documento, <text:span text:style-name="T136">ordem e posição em que os elementos tem que aparecer na página</text:span>. Modelo de caixa <text:span text:style-name="T137">o que encapsula o conteúdo em um elementos</text:span>.</text:p>
      <text:p text:style-name="P39"/>
      <text:p text:style-name="P40">Css também pode definir a estética de elementos.</text:p>
      <text:p text:style-name="P40"/>
      <text:h text:style-name="P188" text:outline-level="2"><text:bookmark-start text:name="__RefHeading__3650_362853965"/><text:span text:style-name="Emphasis"><text:span text:style-name="T49">JAVASCRIPT</text:span></text:span><text:bookmark-end text:name="__RefHeading__3650_362853965"/></text:h>
      <text:p text:style-name="P140"><text:span text:style-name="Emphasis"><text:span text:style-name="T88">Todo o navegador atual contém um interpretador de javascript </text:span></text:span><text:span text:style-name="Emphasis"><text:span text:style-name="T89">tornando-o portável.</text:span></text:span></text:p>
      <text:p text:style-name="P140"><text:span text:style-name="Emphasis"><text:span text:style-name="T47">Emacscript criado pela Netscape se tornou tão popular que foi abraçada pela W3C</text:span></text:span></text:p>
      <text:p text:style-name="P140"><text:span text:style-name="Emphasis"><text:span text:style-name="T87">Atualmente a l</text:span></text:span><text:span text:style-name="Emphasis"><text:span text:style-name="T47">inguagem de programação mais popular do mundo.</text:span></text:span></text:p>
      <text:p text:style-name="P140"><text:span text:style-name="Emphasis"><text:span text:style-name="T47">Javascript 6 trás conceitos de orientação à objetos.</text:span></text:span></text:p>
      <text:p text:style-name="P140"><text:span text:style-name="Emphasis"><text:span text:style-name="T47">Existem vários transpiladores para javacript que permitem a utilização de linguagens que evoluem mais rapidamente.</text:span></text:span></text:p>
      <text:p text:style-name="P140"><text:span text:style-name="Emphasis"><text:span text:style-name="T90">Na versão estável atual 5.1, é <text:s/>uma linguagem que falha ao impressionar. Especialmente quando comparada com linguagens mais maduras como C++. O objetivo inicial do javascript nunca for para ser utilizada em projetos de grande escala.</text:span></text:span></text:p>
      <text:p text:style-name="P140"><text:span text:style-name="Emphasis"><text:span text:style-name="T91">Desenvolvedores superutilizam seus acerrtos.</text:span></text:span></text:p>
      <text:p text:style-name="P140"><text:span text:style-name="Emphasis"><text:span text:style-name="T91">Existem músitas ferramentas de desenvolvimento designadas para alivar as falhas do javascirpt como transpiladores.</text:span></text:span></text:p>
      <text:p text:style-name="P140"><text:span text:style-name="Emphasis"><text:span text:style-name="T93">Seu ciclo de desenvolvimento é demorado pois necessita da aprovação de muitas partes.</text:span></text:span></text:p>
      <text:p text:style-name="P140"><text:span text:style-name="Emphasis"><text:span text:style-name="T94">Tipicamente javascript é criado separadamente do html, através da tag &lt;script&gt;. Quando os navegadores encontram essa tag eles fazem a requisição para o servidor para intejetar o código no documento. </text:span></text:span><text:span text:style-name="Emphasis"><text:span text:style-name="T95">Isso pode ser problemático para projetos que incluam vários scripts.</text:span></text:span></text:p>
      <text:p text:style-name="P140"><text:span text:style-name="Emphasis"><text:span text:style-name="T95"/></text:span></text:p>
      <text:p text:style-name="P140"><text:span text:style-name="Emphasis"><text:span text:style-name="T102">Javascript se tornou portável e isso é um componente chave no desenvolvimento de jogos.</text:span></text:span></text:p>
      <text:p text:style-name="P41"/>
      <text:h text:style-name="P188" text:outline-level="2"><text:bookmark-start text:name="__RefHeading__1567_678454862"/><text:soft-page-break/><text:span text:style-name="Emphasis"><text:span text:style-name="T49">NODEJS</text:span></text:span><text:bookmark-end text:name="__RefHeading__1567_678454862"/></text:h>
      <text:p text:style-name="P140"><text:span text:style-name="Emphasis"><text:span text:style-name="T47">Permite rodar Javascript fora do browser. </text:span></text:span><text:span text:style-name="Emphasis"><text:span text:style-name="T117">Utiliza um modelo dirigido à eventos sem bloqueio, tornando-o rápido e eficiente.</text:span></text:span></text:p>
      <text:h text:style-name="P188" text:outline-level="2"><text:bookmark-start text:name="__RefHeading__9502_1068931341"/><text:span text:style-name="Emphasis"><text:span text:style-name="T49">SISTEMAS DE BUILDING</text:span></text:span><text:bookmark-end text:name="__RefHeading__9502_1068931341"/></text:h>
      <text:p text:style-name="P140"><text:span text:style-name="Emphasis"><text:span text:style-name="T95">Aquivos javascript são requisitados do servidor assincronamente. Isso pode levar a tempos de requição pouco desejáveis. </text:span></text:span><text:span text:style-name="Emphasis"><text:span text:style-name="T96">Uma saída seria escrever o código em apenas um arquivo mais isso leva a gerência de código bagunçada. </text:span></text:span><text:span text:style-name="Emphasis"><text:span text:style-name="T97">A saída mais comum entre desenvolvedores é utiliza ruma ferramenta que junta todos os arquivos e disponibiliza apenas um para o usuário.</text:span></text:span></text:p>
      <text:h text:style-name="P159" text:outline-level="3"><text:bookmark-start text:name="__RefHeading__2083_1557077516"/><text:span text:style-name="Emphasis"><text:span text:style-name="T49">GRUNT</text:span></text:span><text:bookmark-end text:name="__RefHeading__2083_1557077516"/></text:h>
      <text:p text:style-name="P140"><text:span text:style-name="Emphasis"><text:span text:style-name="T49">Aplica as modificações separadamente em cada arquivo.</text:span></text:span></text:p>
      <text:h text:style-name="P159" text:outline-level="3"><text:bookmark-start text:name="__RefHeading__2085_1557077516"/><text:span text:style-name="Emphasis"><text:span text:style-name="T49">GULP</text:span></text:span><text:bookmark-end text:name="__RefHeading__2085_1557077516"/></text:h>
      <text:p text:style-name="P140"><text:span text:style-name="Emphasis"><text:span text:style-name="T49">Utiliza o conceito de streams para aplicar todas as modificações sobre um arquivo de uma vez só.</text:span></text:span></text:p>
      <text:p text:style-name="P140"><text:span text:style-name="Emphasis"><text:span text:style-name="T47">Minify, obfuscation</text:span></text:span></text:p>
      <text:h text:style-name="P188" text:outline-level="2"><text:bookmark-start text:name="__RefHeading__3652_362853965"/><text:span text:style-name="Emphasis"><text:span text:style-name="T98">SOURCE MAPS</text:span></text:span><text:bookmark-end text:name="__RefHeading__3652_362853965"/></text:h>
      <text:p text:style-name="P140"><text:span text:style-name="Emphasis"><text:span text:style-name="T99">Para encontrar os arquivos minificados a fim de ajudar o desenvolvedor a debugar a aplicação.</text:span></text:span></text:p>
      <text:h text:style-name="P188" text:outline-level="2"><text:bookmark-start text:name="__RefHeading__3654_362853965"/><text:span text:style-name="Emphasis"><text:span text:style-name="T100">MINIFY</text:span></text:span><text:bookmark-end text:name="__RefHeading__3654_362853965"/></text:h>
      <text:p text:style-name="P140"><text:span text:style-name="Emphasis"><text:span text:style-name="T101">Remover caracteres desnecessários do javascript como espaços vazios, diminuindo o tamanho dos nomes, fazendo o tempo de loading diminuir.</text:span></text:span></text:p>
      <text:h text:style-name="P188" text:outline-level="2"><text:bookmark-start text:name="__RefHeading__1569_678454862"/><text:span text:style-name="Emphasis"><text:span text:style-name="T49">GERENCIADORES DE PACOTES</text:span></text:span><text:bookmark-end text:name="__RefHeading__1569_678454862"/></text:h>
      <text:h text:style-name="P159" text:outline-level="3"><text:bookmark-start text:name="__RefHeading__2119_1557077516"/><text:span text:style-name="Emphasis"><text:span text:style-name="T53">BOWER</text:span></text:span><text:bookmark-end text:name="__RefHeading__2119_1557077516"/></text:h>
      <text:p text:style-name="P140"><text:span text:style-name="Emphasis"><text:span text:style-name="T47">Package manager para a web</text:span></text:span></text:p>
      <text:h text:style-name="P159" text:outline-level="3"><text:bookmark-start text:name="__RefHeading__2121_1557077516"/><text:soft-page-break/><text:span text:style-name="Emphasis"><text:span text:style-name="T53">NPM</text:span></text:span><text:bookmark-end text:name="__RefHeading__2121_1557077516"/></text:h>
      <text:p text:style-name="P140"><text:span text:style-name="Emphasis"><text:span text:style-name="T47">Package manager para o N</text:span></text:span><text:span text:style-name="Emphasis"><text:span text:style-name="T49">ODE</text:span></text:span></text:p>
      <text:h text:style-name="P188" text:outline-level="2"><text:bookmark-start text:name="__RefHeading__1565_678454862"/><text:span text:style-name="Emphasis"><text:span text:style-name="T49">ALTERNATIVAS AO JAVASCRIPT</text:span></text:span><text:bookmark-end text:name="__RefHeading__1565_678454862"/></text:h>
      <text:p text:style-name="P140"><text:span text:style-name="Emphasis"><text:span text:style-name="T47"/></text:span></text:p>
      <text:h text:style-name="P188" text:outline-level="2"><text:bookmark-start text:name="__RefHeading__3656_362853965"/><text:span text:style-name="Emphasis"><text:span text:style-name="T103">TYPESCRIPT</text:span></text:span><text:bookmark-end text:name="__RefHeading__3656_362853965"/></text:h>
      <text:p text:style-name="P140"><text:span text:style-name="Emphasis"><text:span text:style-name="T105">Conhecido como uma versão extendida do Javascript que compila para javascript normal. Isso significa que os desenvolvedores podem continuar escrevendo Javascript normalmente. Typescript oferece classes, interfaces e módulos. </text:span></text:span></text:p>
      <text:h text:style-name="P188" text:outline-level="2"><text:bookmark-start text:name="__RefHeading__3658_362853965"/><text:span text:style-name="Emphasis"><text:span text:style-name="T103">DART</text:span></text:span><text:bookmark-end text:name="__RefHeading__3658_362853965"/></text:h>
      <text:p text:style-name="P140"><text:span text:style-name="Emphasis"><text:span text:style-name="T91">Gool</text:span></text:span><text:span text:style-name="Emphasis"><text:span text:style-name="T92">g</text:span></text:span><text:span text:style-name="Emphasis"><text:span text:style-name="T91">e. </text:span></text:span><text:span text:style-name="Emphasis"><text:span text:style-name="T103">DartVM é uma máquina virtual que está embebido no google-chrome. Significante melhorias em perfomance quando comparado ao Javascript. </text:span></text:span><text:span text:style-name="Emphasis"><text:span text:style-name="T104">Existe o dart2js que compila código em dart para javascript.</text:span></text:span></text:p>
      <text:p text:style-name="P140"><text:span text:style-name="Emphasis"><text:span text:style-name="T47"/></text:span></text:p>
      <text:h text:style-name="P188" text:outline-level="2"><text:bookmark-start text:name="__RefHeading__3660_362853965"/><text:span text:style-name="Emphasis"><text:span text:style-name="T107">DOCUMENT OBJECT MODEL (</text:span></text:span><text:span text:style-name="Emphasis"><text:span text:style-name="T106">DOM</text:span></text:span><text:span text:style-name="Emphasis"><text:span text:style-name="T107">)</text:span></text:span><text:bookmark-end text:name="__RefHeading__3660_362853965"/></text:h>
      <text:p text:style-name="P114"><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40"/>
      <text:h text:style-name="P173" text:outline-level="2"><text:bookmark-start text:name="__RefHeading__10906_1141725008"/><text:span text:style-name="Emphasis"><text:span text:style-name="T49">CANVAS</text:span></text:span><text:bookmark-end text:name="__RefHeading__10906_1141725008"/></text:h>
      <text:p text:style-name="P2"><text:span text:style-name="Emphasis"><text:span text:style-name="T47">Eliminou a necessidade de plugins de terceiros para desenhar em HTML.</text:span></text:span></text:p>
      <text:p text:style-name="P138"><text:span text:style-name="Emphasis"><text:span text:style-name="T108">A nova tag &lt;canvas&gt; define um layer gráfico em documentos HTML que pode ser desenvhado através de Javascript.</text:span></text:span></text:p>
      <text:p text:style-name="P138"><text:span text:style-name="Emphasis"><text:span text:style-name="T108">O suporte ainda é escasso.</text:span></text:span></text:p>
      <text:p text:style-name="P2"><text:soft-page-break/><text:span text:style-name="Emphasis"><text:span text:style-name="T47">Muitas vezes lentos. Algumas soluções tentam arrumar isso através da utilização de GPU.</text:span></text:span></text:p>
      <text:p text:style-name="P2"><text:span text:style-name="Emphasis"><text:span text:style-name="T47">Apache Cordovautliza o FastCanvas.</text:span></text:span></text:p>
      <text:p text:style-name="P2"><text:span text:style-name="Emphasis"><text:span text:style-name="T47"/></text:span></text:p>
      <text:p text:style-name="P139"><text:span text:style-name="Emphasis"><text:span text:style-name="T109">CocoonJS é uma aplicativo híbrido que preenche a fraca implementação de OPENGL nos dispositivos móveis possibilitando se desenvolver em WEBGL.</text:span></text:span></text:p>
      <text:h text:style-name="P173" text:outline-level="2"><text:bookmark-start text:name="__RefHeading__10904_1141725008"/><text:span text:style-name="Emphasis"><text:span text:style-name="T49">WEBGL</text:span></text:span><text:bookmark-end text:name="__RefHeading__10904_1141725008"/></text:h>
      <text:p text:style-name="P2"><text:span text:style-name="Emphasis"><text:span text:style-name="T47">Baseado no OpenGL</text:span></text:span></text:p>
      <text:p text:style-name="P9"><text:span text:style-name="Emphasis"><text:span text:style-name="T52">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6">D</text:span></text:span><text:span text:style-name="Emphasis"><text:span text:style-name="T52">.</text:span></text:span></text:p>
      <text:p text:style-name="P2"><text:span text:style-name="Emphasis"><text:span text:style-name="T47">Versão da especificação atual?</text:span></text:span></text:p>
      <text:p text:style-name="P78"/>
      <text:h text:style-name="P188" text:outline-level="2"><text:bookmark-start text:name="__RefHeading__10902_1141725008"/><text:span text:style-name="Emphasis"><text:span text:style-name="T49">AUDIO</text:span></text:span><text:bookmark-end text:name="__RefHeading__10902_1141725008"/></text:h>
      <text:p text:style-name="P141"><text:span text:style-name="Emphasis"><text:span text:style-name="T110">Audio é um componente vital para oferecer grande satisfação aos usuários de jogos. </text:span></text:span><text:span text:style-name="Emphasis"><text:span text:style-name="T111">Provê feedback e imerge o usuário.</text:span></text:span><text:span text:style-name="Emphasis"><text:span text:style-name="T112"> Efeitos de som e música podem servir como mecanismo. Jogadores tem baixa tolerância a volume, </text:span></text:span><text:span text:style-name="Emphasis"><text:span text:style-name="T113">deve ser utilizado com cautela.</text:span></text:span></text:p>
      <text:h text:style-name="P160" text:outline-level="3"><text:bookmark-start text:name="__RefHeading__3662_362853965"/><text:span text:style-name="Emphasis"><text:span text:style-name="T115">TAG </text:span></text:span><text:span text:style-name="Emphasis"><text:span text:style-name="T49">AUDIO</text:span></text:span><text:bookmark-end text:name="__RefHeading__3662_362853965"/></text:h>
      <text:p text:style-name="P142"><text:span text:style-name="Emphasis"><text:span text:style-name="T113">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4">È um tanto limitada quanto comparada ao aúdio de múltiplos canais disponibilizados por SDKs nativas.</text:span></text:span></text:p>
      <text:h text:style-name="P160" text:outline-level="3"><text:bookmark-start text:name="__RefHeading__3664_362853965"/><text:span text:style-name="Emphasis"><text:span text:style-name="T115">Api de audio</text:span></text:span><text:bookmark-end text:name="__RefHeading__3664_362853965"/></text:h>
      <text:p text:style-name="P143"><text:span text:style-name="Emphasis"><text:span text:style-name="T116">É uma interface de audio experimental para Javascript. Provê maior flexibilidade na manipulação de audio. Essa tecnologia é muito mais nova do que a tag audio.</text:span></text:span></text:p>
      <text:h text:style-name="P174" text:outline-level="2"><text:bookmark-start text:name="__RefHeading__1573_678454862"/><text:soft-page-break/><text:span text:style-name="Emphasis"><text:span text:style-name="T54">ENTRADA DE COMANDOS</text:span></text:span><text:bookmark-end text:name="__RefHeading__1573_678454862"/></text:h>
      <text:p text:style-name="P2"><text:span text:style-name="Emphasis"><text:span text:style-name="T47">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2"><text:span text:style-name="Emphasis"><text:span text:style-name="T47"/></text:span></text:p>
      <text:p text:style-name="P2"><text:span text:style-name="Emphasis"><text:span text:style-name="T47">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174" text:outline-level="2"><text:bookmark-start text:name="__RefHeading__3118_2099756279"/><text:span text:style-name="Emphasis"><text:span text:style-name="T54">CACHE</text:span></text:span><text:bookmark-end text:name="__RefHeading__3118_2099756279"/></text:h>
      <text:p text:style-name="P123"><text:span text:style-name="Emphasis"><text:span text:style-name="T55">Applicações offline.</text:span></text:span></text:p>
      <text:p text:style-name="P127"><text:span text:style-name="Emphasis"><text:span text:style-name="T56">Algumas tecnologias desta classe são:</text:span></text:span></text:p>
      <text:h text:style-name="P186" text:outline-level="2"><text:bookmark-start text:name="__RefHeading__3666_362853965"/><text:span text:style-name="Emphasis"><text:span text:style-name="T69">OFFLINE E ARMAZENAMENTO</text:span></text:span><text:bookmark-end text:name="__RefHeading__3666_362853965"/></text:h>
      <text:p text:style-name="P124"><text:span text:style-name="Emphasis"><text:span text:style-name="T56"/></text:span></text:p>
      <text:h text:style-name="P185" text:outline-level="2"><text:bookmark-start text:name="__RefHeading__3668_362853965"/><text:span text:style-name="Emphasis"><text:span text:style-name="T67">RECURSOS NATIVOS ATUALMENTE INDISPONíVEIS PARA O HTML</text:span></text:span><text:bookmark-end text:name="__RefHeading__3668_362853965"/></text:h>
      <text:p text:style-name="P124"><text:span text:style-name="Emphasis"><text:span text:style-name="T56">- Suporte à câmera;</text:span></text:span></text:p>
      <text:p text:style-name="P124"><text:span text:style-name="Emphasis"><text:span text:style-name="T56">- Suporte à calendário;</text:span></text:span></text:p>
      <text:h text:style-name="P174" text:outline-level="2"><text:bookmark-start text:name="__RefHeading__1575_678454862"/><text:span text:style-name="Emphasis"><text:span text:style-name="T54">TECNOLOGIAS POLYFILL</text:span></text:span><text:bookmark-end text:name="__RefHeading__1575_678454862"/></text:h>
      <text:p text:style-name="P3"><text:span text:style-name="Emphasis"><text:span text:style-name="T56">Acarretando assim, que muitos browsers não implementam algumas funcionalidades, completa ou parcialmente especificadas, daí surge a necessidade dos polyfills (tecnologias de preenchimento de lacunas) para implementar estas camadas.</text:span></text:span></text:p>
      <text:p text:style-name="P3"><text:soft-page-break/><text:span text:style-name="Emphasis"><text:span text:style-name="T56"/></text:span></text:p>
      <text:p text:style-name="P3"><text:span text:style-name="Emphasis"><text:span text:style-name="T56">Uma das soluções mais promissoras polyfill é o PhoneGap ou Apache Cordova, esta ferramenta é open-source e possibilita utilizar de inúmeros recursos de hardware da grande maioria das produtoras de dispositivos móveis.</text:span></text:span></text:p>
      <text:p text:style-name="P3"><text:span text:style-name="Emphasis"><text:span text:style-name="T56"/></text:span></text:p>
      <text:h text:style-name="P174" text:outline-level="2"><text:bookmark-start text:name="__RefHeading__1579_678454862"/><text:span text:style-name="Emphasis"><text:span text:style-name="T54">DISPONIBILIZAÇÂO DA APLICAÇÂO</text:span></text:span><text:bookmark-end text:name="__RefHeading__1579_678454862"/></text:h>
      <text:p text:style-name="P3"><text:span text:style-name="Emphasis"><text:span text:style-name="T56">Links com manifestos</text:span></text:span></text:p>
      <text:p text:style-name="P3"><text:span text:style-name="Emphasis"><text:span text:style-name="T56"/></text:span></text:p>
      <text:h text:style-name="P156" text:outline-level="3"><text:bookmark-start text:name="__RefHeading__1581_678454862"/><text:span text:style-name="Emphasis"><text:span text:style-name="T54">INSTALAÇÃO</text:span></text:span><text:bookmark-end text:name="__RefHeading__1581_678454862"/></text:h>
      <text:p text:style-name="P3"><text:span text:style-name="Emphasis"><text:span text:style-name="T56">Este método é benéfico pois possibilita ao usuário a mesma experiência ao adquirir uma aplicação normal. Este tipo de aplicação é comummente referido como "híbrido".</text:span></text:span></text:p>
      <text:p text:style-name="P3"><text:span text:style-name="Emphasis"><text:span text:style-name="T120"/></text:span></text:p>
      <text:h text:style-name="P191" text:outline-level="4"><text:bookmark-start text:name="__RefHeading__2769_2099756279"/><text:span text:style-name="Emphasis"><text:span text:style-name="T54">CROSSWALK</text:span></text:span><text:bookmark-end text:name="__RefHeading__2769_2099756279"/></text:h>
      <text:p text:style-name="P7"><text:span text:style-name="Emphasis"><text:span text:style-name="T57">Crosswalk empacota os fontes juntamente com uma versão do Chromium, a versão open-source do Google-Chrome. Isso faz com que o software se comporte da mesma forma para todas as versões de dispositivos Android.</text:span></text:span></text:p>
      <text:h text:style-name="P191" text:outline-level="4"><text:bookmark-start text:name="__RefHeading__2771_2099756279"/><text:span text:style-name="Emphasis"><text:span text:style-name="T54">PHONEGAP</text:span></text:span><text:bookmark-end text:name="__RefHeading__2771_2099756279"/></text:h>
      <text:p text:style-name="P8"><text:span text:style-name="Emphasis"><text:span text:style-name="T59"/></text:span></text:p>
      <text:h text:style-name="P156" text:outline-level="3"><text:bookmark-start text:name="__RefHeading__2773_2099756279"/><text:span text:style-name="Emphasis"><text:span text:style-name="T54">PHONEGAP </text:span></text:span><text:span text:style-name="Emphasis"><text:span text:style-name="T60">CLOUD</text:span></text:span><text:bookmark-end text:name="__RefHeading__2773_2099756279"/></text:h>
      <text:p text:style-name="P8"><text:span text:style-name="Emphasis"><text:span text:style-name="T58">Este serviço possibilita que se faça upload de um arquivo compactado contendo os fontes – ou apontando para um repositório no github – que no tempo desta pesquisa não estava funcionando; e se gere o APK para o android nativamente.</text:span></text:span></text:p>
      <text:h text:style-name="P174" text:outline-level="2"><text:bookmark-start text:name="__RefHeading__2775_2099756279"/><text:span text:style-name="Emphasis"><text:span text:style-name="T54">O JOGO</text:span></text:span><text:bookmark-end text:name="__RefHeading__2775_2099756279"/></text:h>
      <text:p text:style-name="P144"><text:span text:style-name="Emphasis"><text:span text:style-name="T61">Defido ao fato deste trabalho explorar as limitações dos jogos em HTML5, optei por evitar a utilização de plugins e ferramentas de terceiros que pudessem ocultar alguma limitação.</text:span></text:span></text:p>
      <text:p text:style-name="P145"><text:soft-page-break/><text:span text:style-name="Emphasis"><text:span text:style-name="T118">Escolhi a simplicidade para não precisar ficar muito tempo aprendendo as coisas em detrimento do refinamento da pesquisa.</text:span></text:span></text:p>
      <text:p text:style-name="P145"><text:span text:style-name="Emphasis"><text:span text:style-name="T118"/></text:span></text:p>
      <text:p text:style-name="P146"><text:span text:style-name="Emphasis"><text:span text:style-name="T119">A mecânica</text:span></text:span></text:p>
      <text:p text:style-name="P146"><text:span text:style-name="Emphasis"><text:span text:style-name="T119"/></text:span></text:p>
      <text:h text:style-name="P161" text:outline-level="3"><text:bookmark-start text:name="__RefHeading__3670_362853965"/><text:span text:style-name="T138">IMPLEMENTAÇÃO</text:span><text:bookmark-end text:name="__RefHeading__3670_362853965"/></text:h>
      <text:h text:style-name="P167" text:outline-level="1"><text:bookmark-start text:name="__RefHeading__1585_678454862"/>TRABALHOS SIMILARES<text:bookmark-end text:name="__RefHeading__1585_678454862"/></text:h>
      <text:p text:style-name="P93">(Referência 2) <text:span text:style-name="T140">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115"/>
      <text:h text:style-name="P170" text:outline-level="1"><text:bookmark-start text:name="__RefHeading__2446_1048077266"/>METODOLOGIA<text:bookmark-end text:name="__RefHeading__2446_1048077266"/></text:h>
      <text:p text:style-name="P95"><text:tab/></text:p>
      <text:p text:style-name="P94">O primeiro passo consiste em definir as plataformas alvo do trabalho; devem ser plataformas mercadologicamente relevantes ao desenvolvimento de jogos, que possibilitem a criação de aplicativos em HTML e que acentuem o antagonismo de características.</text:p>
      <text:p text:style-name="P94">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94">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94">Com o protótipo concebido, o passo que segue é a enumeração, e descrição das limitações detectadas no processo de desenvolvimento e testes do jogo. Este detalhamento deve responder as seguintes perguntas:</text:p>
      <text:p text:style-name="P94"/>
      <text:p text:style-name="P94">Quais as limitações foram encontradas no jogo?</text:p>
      <text:p text:style-name="P94">Em quais plataformas?</text:p>
      <text:p text:style-name="P94">Sob quais circunstâncias?</text:p>
      <text:p text:style-name="P94">As limitações puderam ser contornadas?</text:p>
      <text:p text:style-name="P94">Algum efeito colateral das limitações no jogo?</text:p>
      <text:p text:style-name="P94">Qual a categoria do problema: usabilidade, funcionalidade, manutibilidade, portabilidade ou performance? (segundo ISO)</text:p>
      <text:p text:style-name="P94"/>
      <text:p text:style-name="P94"><text:soft-page-break/><office:annotation><dc:creator>Unknown Author</dc:creator><dc:date>2015-04-06T21:22:39</dc:date><text:p><text:span text:style-name="T144">Posso utilizar a ISO para fazer perguntas mais diretas do que simples "limitações".</text:span></text:p></office:annotation></text:p>
      <text:h text:style-name="P167" text:outline-level="1"><text:bookmark-start text:name="__RefHeading__1587_678454862"/>RESULTADOS<text:bookmark-end text:name="__RefHeading__1587_678454862"/></text:h>
      <text:h text:style-name="P167" text:outline-level="1" text:is-list-header="true"><text:bookmark-start text:name="__RefHeading__1589_678454862"/>8.1<text:tab/>LIMITAÇÔES<text:bookmark-end text:name="__RefHeading__1589_678454862"/></text:h>
      <text:p text:style-name="P97"/>
      <text:p text:style-name="P93">1. <text:s/>Versões</text:p>
      <text:p text:style-name="P93">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93"/>
      <text:p text:style-name="P93">2. Offline</text:p>
      <text:p text:style-name="P93"/>
      <text:p text:style-name="P93">Refresh duplo para ver assets cacheados. Ver: http://buildnewgames.com/game-asset-management/</text:p>
      <text:p text:style-name="P93"/>
      <text:p text:style-name="P93">3. Audio</text:p>
      <text:p text:style-name="P93"/>
      <text:p text:style-name="P93">Api de som quebra quando executado diversas vezes.</text:p>
      <text:p text:style-name="P93">Os navegadores variam na disponibilização de formatos aceitáveis</text:p>
      <text:p text:style-name="P93">Somente um áudio pode ser tocado no Navegador do Android</text:p>
      <text:p text:style-name="P93"/>
      <text:p text:style-name="P93">4. Assets</text:p>
      <text:p text:style-name="P93"/>
      <text:p text:style-name="P93">Trafegar muitos assets deixa o sistema lento.</text:p>
      <text:p text:style-name="P93"/>
      <text:p text:style-name="P93"><text:soft-page-break/><text:s/>Contorno</text:p>
      <text:p text:style-name="P93">Utilizando páginas de carregamento e/ou cache;</text:p>
      <text:p text:style-name="P93"/>
      <text:p text:style-name="P93">5. UI</text:p>
      <text:p text:style-name="P93"/>
      <text:p text:style-name="P93">É muito custoso desenvolver uma interfaces que pareçam nativas para cada dispositivo sem a utilização de plugins e ferramentas especializadas.</text:p>
      <text:p text:style-name="P93">Em termos gerais, trabalhar com proporções é positivo. Não obstante há casos, como o dos botões de certo e errado que a proporções ficam exageradas, nesses casos a utilizada de max-width é uma solução conveniente.</text:p>
      <text:p text:style-name="P98"/>
      <text:p text:style-name="P20">7. Acelerômetro</text:p>
      <text:p text:style-name="P93"/>
      <table:table table:name="Table2" table:style-name="Table2">
        <table:table-column table:style-name="Table2.A" table:number-columns-repeated="3"/>
        <table:table-column table:style-name="Table2.D"/>
        <table:table-row>
          <table:table-cell table:style-name="Table2.A1" office:value-type="string">
            <text:p text:style-name="P201">Limitação </text:p>
          </table:table-cell>
          <table:table-cell table:style-name="Table2.A1" office:value-type="string">
            <text:p text:style-name="P201">Desktop/Firefox</text:p>
          </table:table-cell>
          <table:table-cell table:style-name="Table2.A1" office:value-type="string">
            <text:p text:style-name="P201">Desktop/Google Chrome</text:p>
          </table:table-cell>
          <table:table-cell table:style-name="Table2.D1" office:value-type="string">
            <text:p text:style-name="P201">Smatphone/Android</text:p>
          </table:table-cell>
        </table:table-row>
        <table:table-row>
          <table:table-cell table:style-name="Table2.A2" office:value-type="string">
            <text:p text:style-name="P200"/>
          </table:table-cell>
          <table:table-cell table:style-name="Table2.A2" office:value-type="string">
            <text:p text:style-name="P200"/>
          </table:table-cell>
          <table:table-cell table:style-name="Table2.A2" office:value-type="string">
            <text:p text:style-name="P200"/>
          </table:table-cell>
          <table:table-cell table:style-name="Table2.D2" office:value-type="string">
            <text:p text:style-name="P200"/>
          </table:table-cell>
        </table:table-row>
        <table:table-row>
          <table:table-cell table:style-name="Table2.A2" office:value-type="string">
            <text:p text:style-name="P200"/>
          </table:table-cell>
          <table:table-cell table:style-name="Table2.A2" office:value-type="string">
            <text:p text:style-name="P200"/>
          </table:table-cell>
          <table:table-cell table:style-name="Table2.A2" office:value-type="string">
            <text:p text:style-name="P200"/>
          </table:table-cell>
          <table:table-cell table:style-name="Table2.D2" office:value-type="string">
            <text:p text:style-name="P200"/>
          </table:table-cell>
        </table:table-row>
        <table:table-row>
          <table:table-cell table:style-name="Table2.A2" office:value-type="string">
            <text:p text:style-name="P200"/>
          </table:table-cell>
          <table:table-cell table:style-name="Table2.A2" office:value-type="string">
            <text:p text:style-name="P200"/>
          </table:table-cell>
          <table:table-cell table:style-name="Table2.A2" office:value-type="string">
            <text:p text:style-name="P200"/>
          </table:table-cell>
          <table:table-cell table:style-name="Table2.D2" office:value-type="string">
            <text:p text:style-name="P200"/>
          </table:table-cell>
        </table:table-row>
      </table:table>
      <text:p text:style-name="P93"/>
      <text:h text:style-name="P168" text:outline-level="1"><text:bookmark-start text:name="__RefHeading__3672_362853965"/><text:span text:style-name="Emphasis"><text:span text:style-name="T2">CONCLUSÕES</text:span></text:span><text:bookmark-end text:name="__RefHeading__3672_362853965"/></text:h>
      <text:p text:style-name="P147"><text:span text:style-name="Emphasis"><text:span text:style-name="T43">Não pude testar todos os métodos e ferramentas e versões à disposição. </text:span></text:span><text:span text:style-name="Emphasis"><text:span text:style-name="T44">Se uma empresa deseja produzir jogos nativos elas precisarão de vários desenvolvedores. Eu sozinho fui capaz de produzir um jogo em tempo razoável trabalhando apenas com a plataforma web.</text:span></text:span></text:p>
      <text:p text:style-name="P147"><text:span text:style-name="Emphasis"><text:span text:style-name="T44"/></text:span></text:p>
      <text:p text:style-name="P149"><text:span text:style-name="Emphasis"><text:span text:style-name="T46">Por não utilizar frameworks e bibliotecas estou me distanciando dos casos da vida real.</text:span></text:span></text:p>
      <text:h text:style-name="P184" text:outline-level="2"><text:bookmark-start text:name="__RefHeading__3674_362853965"/><text:span text:style-name="Emphasis"><text:span text:style-name="T3">TRABALHOS FUTUROS</text:span></text:span><text:bookmark-end text:name="__RefHeading__3674_362853965"/></text:h>
      <text:p text:style-name="P148"><text:span text:style-name="Emphasis"><text:span text:style-name="T45">EMACSCRIPT 7</text:span></text:span></text:p>
      <text:h text:style-name="P169" text:outline-level="1" text:is-list-header="true"><text:span text:style-name="Emphasis"><text:span text:style-name="T43"/></text:span></text:h>
      <text:p text:style-name="P147"><text:span text:style-name="Emphasis"><text:span text:style-name="T44"/></text:span></text:p>
      <text:h text:style-name="P162" text:outline-level="1"><text:bookmark-start text:name="__RefHeading__3647_1087257385"/><text:span text:style-name="Emphasis"><text:span text:style-name="T41">CRONOGRAMA</text:span></text:span><text:bookmark-end text:name="__RefHeading__3647_1087257385"/></text:h>
      <text:p text:style-name="P1"><text:span text:style-name="Emphasis"><text:span text:style-name="T42">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95">Etapa</text:p>
          </table:table-cell>
          <table:table-cell table:style-name="Table1.B1" table:number-rows-spanned="2" office:value-type="string">
            <text:p text:style-name="P196">Indicador físico</text:p>
          </table:table-cell>
          <table:table-cell table:style-name="Table1.B1" table:number-columns-spanned="2" office:value-type="string">
            <text:p text:style-name="P194">Previsão</text:p>
          </table:table-cell>
          <table:covered-table-cell/>
        </table:table-row>
        <table:table-row table:style-name="Table1.1">
          <table:covered-table-cell/>
          <table:covered-table-cell/>
          <table:table-cell table:style-name="Table1.C2" office:value-type="string">
            <text:p text:style-name="P197">Início</text:p>
          </table:table-cell>
          <table:table-cell table:style-name="Table1.D2" office:value-type="string">
            <text:p text:style-name="P197">Térmi<text:span text:style-name="T12">n</text:span>o</text:p>
          </table:table-cell>
        </table:table-row>
        <table:table-row table:style-name="Table1.3">
          <table:table-cell table:style-name="Table1.A3" office:value-type="string">
            <text:p text:style-name="P99">1. Pesquisa explanatória sobre o estado da arte das tecnologias e conceitos.</text:p>
          </table:table-cell>
          <table:table-cell table:style-name="Table1.B3" office:value-type="string">
            <text:p text:style-name="P102">Documento</text:p>
          </table:table-cell>
          <table:table-cell table:style-name="Table1.C3" office:value-type="string">
            <text:p text:style-name="P22">12/08</text:p>
          </table:table-cell>
          <table:table-cell table:style-name="Table1.D3" office:value-type="string">
            <text:p text:style-name="P23">30/08</text:p>
          </table:table-cell>
        </table:table-row>
        <table:table-row table:style-name="Table1.4">
          <table:table-cell table:style-name="Table1.A4" office:value-type="string">
            <text:p text:style-name="P99">2. Identificar as tecnologias que melhor satisfazem as necessidades do projeto.</text:p>
          </table:table-cell>
          <table:table-cell table:style-name="Table1.B4" office:value-type="string">
            <text:p text:style-name="P102">Documento</text:p>
          </table:table-cell>
          <table:table-cell table:style-name="Table1.C4" office:value-type="string">
            <text:p text:style-name="P24">01/09</text:p>
          </table:table-cell>
          <table:table-cell table:style-name="Table1.D4" office:value-type="string">
            <text:p text:style-name="P25">02/09</text:p>
          </table:table-cell>
        </table:table-row>
        <table:table-row table:style-name="Table1.4">
          <table:table-cell table:style-name="Table1.A5" office:value-type="string">
            <text:p text:style-name="P100">3. Análise do jogo</text:p>
          </table:table-cell>
          <table:table-cell table:style-name="Table1.B5" office:value-type="string">
            <text:p text:style-name="P103">Documento</text:p>
          </table:table-cell>
          <table:table-cell table:style-name="Table1.C5" office:value-type="string">
            <text:p text:style-name="P26">02/09</text:p>
          </table:table-cell>
          <table:table-cell table:style-name="Table1.D5" office:value-type="string">
            <text:p text:style-name="P26">17/09</text:p>
          </table:table-cell>
        </table:table-row>
        <table:table-row table:style-name="Table1.6">
          <table:table-cell table:style-name="Table1.A6" office:value-type="string">
            <text:p text:style-name="P27">4. Construção de protótipo</text:p>
          </table:table-cell>
          <table:table-cell table:style-name="Table1.B6" office:value-type="string">
            <text:p text:style-name="P104">Documento, Software</text:p>
          </table:table-cell>
          <table:table-cell table:style-name="Table1.C6" office:value-type="string">
            <text:p text:style-name="P28">17/09</text:p>
          </table:table-cell>
          <table:table-cell table:style-name="Table1.D6" office:value-type="string">
            <text:p text:style-name="P29"><text:span text:style-name="T19">10</text:span>/<text:span text:style-name="T19">10</text:span></text:p>
          </table:table-cell>
        </table:table-row>
        <table:table-row table:style-name="Table1.7">
          <table:table-cell table:style-name="Table1.A7" office:value-type="string">
            <text:p text:style-name="P105">5. Construção de versão final</text:p>
          </table:table-cell>
          <table:table-cell table:style-name="Table1.B7" office:value-type="string">
            <text:p text:style-name="P102">Documento, Software</text:p>
          </table:table-cell>
          <table:table-cell table:style-name="Table1.C7" office:value-type="string">
            <text:p text:style-name="P30">10/10</text:p>
          </table:table-cell>
          <table:table-cell table:style-name="Table1.D7" office:value-type="string">
            <text:p text:style-name="P30">30/10</text:p>
          </table:table-cell>
        </table:table-row>
        <table:table-row table:style-name="Table1.7">
          <table:table-cell table:style-name="Table1.A9" office:value-type="string">
            <text:p text:style-name="P101">7. Exportação dos binários específicos de plataforma</text:p>
          </table:table-cell>
          <table:table-cell table:style-name="Table1.B9" office:value-type="string">
            <text:p text:style-name="P106">Software</text:p>
          </table:table-cell>
          <table:table-cell table:style-name="Table1.C9" office:value-type="string">
            <text:p text:style-name="P31">1/11</text:p>
          </table:table-cell>
          <table:table-cell table:style-name="Table1.D9" office:value-type="string">
            <text:p text:style-name="P29"><text:span text:style-name="T20">2</text:span>/1<text:span text:style-name="T20">1</text:span></text:p>
          </table:table-cell>
        </table:table-row>
        <table:table-row table:style-name="Table1.7">
          <table:table-cell table:style-name="Table1.A9" office:value-type="string">
            <text:p text:style-name="P107">8. Disponibilização da aplicação online</text:p>
          </table:table-cell>
          <table:table-cell table:style-name="Table1.B9" office:value-type="string">
            <text:p text:style-name="P109">- </text:p>
          </table:table-cell>
          <table:table-cell table:style-name="Table1.C9" office:value-type="string">
            <text:p text:style-name="P32">2/11</text:p>
          </table:table-cell>
          <table:table-cell table:style-name="Table1.D9" office:value-type="string">
            <text:p text:style-name="P32">3/11</text:p>
          </table:table-cell>
        </table:table-row>
        <table:table-row table:style-name="Table1.7">
          <table:table-cell table:style-name="Table1.A10" office:value-type="string">
            <text:p text:style-name="P108">9. Levantamento das experiências obtidas como HTML5, e especificidades da implementação do controle de movimento e da interface de usuário.</text:p>
          </table:table-cell>
          <table:table-cell table:style-name="Table1.B10" office:value-type="string">
            <text:p text:style-name="P110">Documento</text:p>
          </table:table-cell>
          <table:table-cell table:style-name="Table1.C10" office:value-type="string">
            <text:p text:style-name="P29"><text:span text:style-name="T21">4</text:span>/1<text:span text:style-name="T21">1</text:span></text:p>
          </table:table-cell>
          <table:table-cell table:style-name="Table1.D10" office:value-type="string">
            <text:p text:style-name="P33">7/11</text:p>
          </table:table-cell>
        </table:table-row>
        <table:table-row table:style-name="Table1.7">
          <table:table-cell table:style-name="Table1.A11" office:value-type="string">
            <text:p text:style-name="P96"><text:span text:style-name="T16">10. Criação de comparativo de </text:span><text:soft-page-break/><text:span text:style-name="T16">usuabilidade dentre as plataformas</text:span></text:p>
          </table:table-cell>
          <table:table-cell table:style-name="Table1.B11" office:value-type="string">
            <text:p text:style-name="P102">Documento</text:p>
          </table:table-cell>
          <table:table-cell table:style-name="Table1.C11" office:value-type="string">
            <text:p text:style-name="P33">7/11</text:p>
          </table:table-cell>
          <table:table-cell table:style-name="Table1.D11" office:value-type="string">
            <text:p text:style-name="P33">15/11</text:p>
          </table:table-cell>
        </table:table-row>
        <table:table-row table:style-name="Table1.7">
          <table:table-cell table:style-name="Table1.A12" office:value-type="string">
            <text:p text:style-name="P96"><text:span text:style-name="T14">11. <text:s/></text:span>Análise dos resultados e conclusões</text:p>
          </table:table-cell>
          <table:table-cell table:style-name="Table1.B12" office:value-type="string">
            <text:p text:style-name="P102">Documento</text:p>
          </table:table-cell>
          <table:table-cell table:style-name="Table1.C12" office:value-type="string">
            <text:p text:style-name="P34"><text:span text:style-name="T22">15</text:span>/<text:span text:style-name="T15">11</text:span></text:p>
          </table:table-cell>
          <table:table-cell table:style-name="Table1.D12" office:value-type="string">
            <text:p text:style-name="P34"><text:span text:style-name="T15">30</text:span>/1<text:span text:style-name="T15">1</text:span></text:p>
          </table:table-cell>
        </table:table-row>
        <table:table-row table:style-name="Table1.7">
          <table:table-cell table:style-name="Table1.A13" office:value-type="string">
            <text:p text:style-name="P111">Escrita do TCC</text:p>
          </table:table-cell>
          <table:table-cell table:style-name="Table1.B13" office:value-type="string">
            <text:p text:style-name="P112">Documento</text:p>
          </table:table-cell>
          <table:table-cell table:style-name="Table1.C13" office:value-type="string">
            <text:p text:style-name="P35"><text:span text:style-name="T18">12</text:span>/08</text:p>
          </table:table-cell>
          <table:table-cell table:style-name="Table1.D13" office:value-type="string">
            <text:p text:style-name="P36"><text:span text:style-name="T15">05</text:span>/<text:span text:style-name="T15">12</text:span></text:p>
          </table:table-cell>
        </table:table-row>
      </table:table>
      <text:h text:style-name="P171" text:outline-level="1" text:is-list-header="true"><text:bookmark-start text:name="__RefHeading__1897_713251450"/>BIBLIOGRAFIA<text:bookmark-end text:name="__RefHeading__1897_713251450"/></text:h>
      <text:p text:style-name="P37">Referência 3 é uma ótima fonte de explicação de como tecnologias relacionadas ao assunto funcionam.</text:p>
      <text:p text:style-name="P37">*The total development time and cost of HTML5 based appliction is 67% lesser than native application development which shows the cost effectiveness of HTML5 based appplication*</text:p>
      <text:p text:style-name="P37"/>
      <text:p text:style-name="P37">Referência 2 é uma ótimo trabalho para pegar ideias sobre como escrever as coisas.</text:p>
      <text:p text:style-name="P37"/>
      <text:p text:style-name="P37">*When designing a game it is important to be conscious of the player's perspective, as well as the flexibility it allows the developer.*</text:p>
      <text:p text:style-name="P37"/>
      <text:p text:style-name="P37">Referência 7 is <text:s/>a good font from feature detection systems.</text:p>
      <text:p text:style-name="P37"/>
      <text:p text:style-name="P37">HTML5: A blessing or a curse</text:p>
      <text:p text:style-name="P37">http://www.develop-online.net/tools-and-tech/html5-a-blessing-or-a-curse/0117393</text:p>
      <text:p text:style-name="P37"/>
      <text:p text:style-name="P37">5 common mistakes that html5 developers make</text:p>
      <text:p text:style-name="P12"><text:a xlink:type="simple" xlink:href="http://www.toptal.com/html5/top-5-mistakes-that-html5-developers-make" text:style-name="Internet_20_link" text:visited-style-name="Visited_20_Internet_20_Link"><text:span text:style-name="T39">http://www.toptal.com/html5/top-5-mistakes-that-html5-developers-make</text:span></text:a></text:p>
      <text:p text:style-name="P37"/>
      <text:h text:style-name="P172" text:outline-level="1" text:is-list-header="true"><text:bookmark-start text:name="__RefHeading__1591_678454862"/>A<text:span text:style-name="T127">NEXOS</text:span><text:bookmark-end text:name="__RefHeading__1591_678454862"/></text:h>
      <text:p text:style-name="P95"/>
      <text:h text:style-name="Heading_20_2" text:outline-level="2"><text:bookmark-start text:name="__RefHeading__3676_362853965"/><text:span text:style-name="T122">Conversores para HML5</text:span><text:bookmark-end text:name="__RefHeading__3676_362853965"/></text:h>
      <text:p text:style-name="P94">Além da possibilidade de escrever em HTML, pode-se optar pela alternativa de utilizar-se um conversor de linguagens.</text:p>
      <text:p text:style-name="P94"/>
      <text:h text:style-name="Heading_20_2" text:outline-level="2"><text:bookmark-start text:name="__RefHeading__3678_362853965"/>METODOLOGIA DE DESENVOLVIMENTO DE SOFTWARE PARA A CONSTRUÇÃO DE GAMES<text:bookmark-end text:name="__RefHeading__3678_362853965"/></text:h>
      <text:p text:style-name="P94"/>
      <text:p text:style-name="P94">Como o jogo é um software complexo demanda-se a utilização de metodologias de engenharia de software, dentre os processos de software mais conhecidos academicamente destacamos:</text:p>
      <text:p text:style-name="P94"/>
      <text:p text:style-name="P94">- OpenUP: este é bem detalhado e de característica iterativa e incremental. Gerando assim, um levantamento mais apurado dos riscos, requisitos e outros detalhes do sistema e a criação incremental do sistema, com requisitos maleáveis;</text:p>
      <text:p text:style-name="P94">- Cascata: processo antigo, caracteriza-se por ser pouco maleável aos requisitos mapeados posteriormente ao processo de análise;</text:p>
      <text:p text:style-name="P94">-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94"><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94"/>
      <text:h text:style-name="Heading_20_2" text:outline-level="2"><text:bookmark-start text:name="__RefHeading__3680_362853965"/>AMBIENTES PARA DESENVOLVIMENTO HTML5<text:bookmark-end text:name="__RefHeading__3680_362853965"/></text:h>
      <text:p text:style-name="P94"/>
      <text:p text:style-name="P94">Na pesquisa efetuada sobre estes frameworks full stack foram identificadas as seguintes tecnologias:</text:p>
      <text:p text:style-name="P94"><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94"><text:s text:c="4"/>- construct 2 - <text:s/>é um editor na nuvem focado para usuários sem conhecimento prévio em programação orientado a comportamento;</text:p>
      <text:p text:style-name="P94"><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94"><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oft-page-break/>multiplataforma e devido ao fato de os binários ficarem hospedados na nuvem, possibilitou a <text:s/>Intel criar compiladores para cada uma das plataformas disponibilizadas pelo PhoneGap, que é o framework polyfill utilizado na solução.</text:p>
      <text:p text:style-name="P94"/>
      <text:h text:style-name="Heading_20_2" text:outline-level="2"><text:bookmark-start text:name="__RefHeading__3682_362853965"/>HTTP<text:bookmark-end text:name="__RefHeading__3682_362853965"/></text:h>
      <text:p text:style-name="P94"/>
      <text:p text:style-name="P94">##frameworks de desenvolvimento de jogos em HTML5;</text:p>
      <text:p text:style-name="P94"/>
      <text:p text:style-name="P113"/>
      <text:h text:style-name="P175" text:outline-level="2"><text:bookmark-start text:name="__RefHeading__1577_678454862"/><text:span text:style-name="Emphasis"><text:span text:style-name="T56">FRAMEWORKS PARA DESENVOLVIMENTO DE JOGOS HTML5</text:span></text:span><text:bookmark-end text:name="__RefHeading__1577_678454862"/></text:h>
      <text:p text:style-name="P11"><text:span text:style-name="Emphasis"><text:span text:style-name="T56">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11"><text:span text:style-name="Emphasis"><text:span text:style-name="T56">- enchant.js: dentre suas funcionalidades constam: orientação à objetos, orientado à eventos, contém um motor de animação, suporta WebGL e Canvas, etc;</text:span></text:span></text:p>
      <text:p text:style-name="P11"><text:span text:style-name="Emphasis"><text:span text:style-name="T56">- three.js: considerada leve, renderiza WebGL e Canvas, arquitetura procedural;</text:span></text:span></text:p>
      <text:p text:style-name="P4"><text:span text:style-name="Emphasis"><text:span text:style-name="T56">- quintus: bom para plataformas 2D</text:span></text:span></text:p>
      <text:p text:style-name="P4"><text:span text:style-name="Emphasis"><text:span text:style-name="T56"/></text:span></text:p>
      <text:p text:style-name="P38"/>
      <text:h text:style-name="P176" text:outline-level="2"><text:bookmark-start text:name="__RefHeading__10900_1141725008"/><text:span text:style-name="Emphasis"><text:span text:style-name="T62">INTERFACE E ESCOLHAS DE DESIGN</text:span></text:span><text:bookmark-end text:name="__RefHeading__10900_1141725008"/></text:h>
      <text:p text:style-name="P5"><text:span text:style-name="Emphasis"><text:span text:style-name="T63">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21</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8T21:50:42.453598154</dc:date>
    <meta:editing-duration>P2DT17H59M11S</meta:editing-duration>
    <meta:editing-cycles>1569</meta:editing-cycles>
    <meta:generator>LibreOffice/4.4.1.2$Linux_X86_64 LibreOffice_project/40m0$Build-2</meta:generator>
    <meta:document-statistic meta:table-count="2" meta:image-count="0" meta:object-count="0" meta:page-count="36" meta:paragraph-count="388" meta:word-count="4446" meta:character-count="29440" meta:non-whitespace-character-count="25146"/>
  </office:meta>
</office:document-meta>
</file>